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4.1854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1.9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271in" style:rel-column-width="11035*"/>
    </style:style>
    <style:style style:name="Table7.B" style:family="table-column">
      <style:table-column-properties style:column-width="1.8083in" style:rel-column-width="17706*"/>
    </style:style>
    <style:style style:name="Table7.C" style:family="table-column">
      <style:table-column-properties style:column-width="2.084in" style:rel-column-width="20405*"/>
    </style:style>
    <style:style style:name="Table7.D" style:family="table-column">
      <style:table-column-properties style:column-width="1.6736in" style:rel-column-width="16389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1271in" style:rel-column-width="11035*"/>
    </style:style>
    <style:style style:name="Table8.B" style:family="table-column">
      <style:table-column-properties style:column-width="1.8083in" style:rel-column-width="17706*"/>
    </style:style>
    <style:style style:name="Table8.C" style:family="table-column">
      <style:table-column-properties style:column-width="2.084in" style:rel-column-width="20405*"/>
    </style:style>
    <style:style style:name="Table8.D" style:family="table-column">
      <style:table-column-properties style:column-width="1.6736in" style:rel-column-width="16389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1271in" style:rel-column-width="11035*"/>
    </style:style>
    <style:style style:name="Table9.B" style:family="table-column">
      <style:table-column-properties style:column-width="1.8083in" style:rel-column-width="17706*"/>
    </style:style>
    <style:style style:name="Table9.C" style:family="table-column">
      <style:table-column-properties style:column-width="2.084in" style:rel-column-width="20405*"/>
    </style:style>
    <style:style style:name="Table9.D" style:family="table-column">
      <style:table-column-properties style:column-width="1.6736in" style:rel-column-width="1638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271in" style:rel-column-width="11035*"/>
    </style:style>
    <style:style style:name="Table1.B" style:family="table-column">
      <style:table-column-properties style:column-width="1.8083in" style:rel-column-width="17706*"/>
    </style:style>
    <style:style style:name="Table1.C" style:family="table-column">
      <style:table-column-properties style:column-width="2.084in" style:rel-column-width="20405*"/>
    </style:style>
    <style:style style:name="Table1.D" style:family="table-column">
      <style:table-column-properties style:column-width="1.6736in" style:rel-column-width="1638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535in" style:rel-column-width="22064*"/>
    </style:style>
    <style:style style:name="Table6.B" style:family="table-column">
      <style:table-column-properties style:column-width="4.4396in" style:rel-column-width="4347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3eeb50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5521a3" style:font-weight-asian="bold" style:font-weight-complex="bold"/>
    </style:style>
    <style:style style:name="P5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6" style:family="paragraph" style:parent-style-name="Standard">
      <style:text-properties fo:font-weight="bold" officeooo:rsid="00264f9b" officeooo:paragraph-rsid="003cb407" style:font-weight-asian="bold" style:font-weight-complex="bold"/>
    </style:style>
    <style:style style:name="P7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8" style:family="paragraph" style:parent-style-name="Standard">
      <style:text-properties fo:font-weight="bold" officeooo:rsid="0033fbdf" officeooo:paragraph-rsid="0033fbdf" style:font-weight-asian="bold" style:font-weight-complex="bold"/>
    </style:style>
    <style:style style:name="P9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10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11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12" style:family="paragraph" style:parent-style-name="Standard">
      <style:text-properties officeooo:rsid="0011b025" officeooo:paragraph-rsid="0011b025"/>
    </style:style>
    <style:style style:name="P13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4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5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6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7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8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19" style:family="paragraph" style:parent-style-name="Standard">
      <style:text-properties fo:font-style="italic" officeooo:rsid="0034ed8b" officeooo:paragraph-rsid="0034ed8b" style:font-style-asian="italic" style:font-style-complex="italic"/>
    </style:style>
    <style:style style:name="P20" style:family="paragraph" style:parent-style-name="Standard">
      <style:text-properties fo:font-style="italic" officeooo:paragraph-rsid="00a639f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2436f5" officeooo:paragraph-rsid="00c40a4d" style:font-style-asian="italic" style:font-style-complex="italic"/>
    </style:style>
    <style:style style:name="P24" style:family="paragraph" style:parent-style-name="Standard">
      <style:text-properties fo:font-style="italic" officeooo:rsid="00256ecc" officeooo:paragraph-rsid="00c40a4d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31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style:text-underline-style="none" fo:font-weight="normal" officeooo:rsid="008bee9e" officeooo:paragraph-rsid="008a06de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48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49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50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51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52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53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54" style:family="paragraph" style:parent-style-name="Standard">
      <style:text-properties officeooo:rsid="0015f1ff" officeooo:paragraph-rsid="0015f1ff"/>
    </style:style>
    <style:style style:name="P55" style:family="paragraph" style:parent-style-name="Standard">
      <style:text-properties officeooo:rsid="0015f1ff" officeooo:paragraph-rsid="009c1b54"/>
    </style:style>
    <style:style style:name="P56" style:family="paragraph" style:parent-style-name="Standard">
      <style:text-properties officeooo:rsid="0015f1ff" officeooo:paragraph-rsid="0013268f"/>
    </style:style>
    <style:style style:name="P57" style:family="paragraph" style:parent-style-name="Standard">
      <style:text-properties officeooo:paragraph-rsid="0027fcfd"/>
    </style:style>
    <style:style style:name="P58" style:family="paragraph" style:parent-style-name="Standard">
      <style:text-properties officeooo:rsid="0019f535" officeooo:paragraph-rsid="0019f535"/>
    </style:style>
    <style:style style:name="P59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60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6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62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63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64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6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6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68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69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70" style:family="paragraph" style:parent-style-name="Standard">
      <style:text-properties fo:font-style="normal" officeooo:rsid="0012a0dc" officeooo:paragraph-rsid="00be4749" style:font-style-asian="normal" style:font-style-complex="normal"/>
    </style:style>
    <style:style style:name="P71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72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73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74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69fa4b" officeooo:paragraph-rsid="005d12fa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91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92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style:text-underline-style="none" fo:font-weight="normal" officeooo:rsid="00a07f5d" officeooo:paragraph-rsid="00a07f5d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08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1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14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15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16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17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18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19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20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21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22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23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24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25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26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27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28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29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30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31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32" style:family="paragraph" style:parent-style-name="Standard">
      <style:text-properties officeooo:rsid="0033fbdf" officeooo:paragraph-rsid="0033fbdf"/>
    </style:style>
    <style:style style:name="P133" style:family="paragraph" style:parent-style-name="Standard">
      <style:text-properties officeooo:rsid="0034ed8b" officeooo:paragraph-rsid="0034ed8b"/>
    </style:style>
    <style:style style:name="P134" style:family="paragraph" style:parent-style-name="Standard">
      <style:text-properties officeooo:paragraph-rsid="00367935"/>
    </style:style>
    <style:style style:name="P135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139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40" style:family="paragraph" style:parent-style-name="Standard">
      <style:text-properties style:text-line-through-style="none" style:text-line-through-type="none" fo:font-style="italic" style:text-underline-style="none" officeooo:paragraph-rsid="00367935" style:font-style-asian="italic" style:font-style-complex="italic"/>
    </style:style>
    <style:style style:name="P141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officeooo:rsid="0012a0dc" officeooo:paragraph-rsid="0012a0dc"/>
    </style:style>
    <style:style style:name="P143" style:family="paragraph" style:parent-style-name="Standard">
      <style:text-properties officeooo:rsid="0020905d" officeooo:paragraph-rsid="005521a3"/>
    </style:style>
    <style:style style:name="P144" style:family="paragraph" style:parent-style-name="Standard">
      <style:text-properties officeooo:paragraph-rsid="003eeb50"/>
    </style:style>
    <style:style style:name="P145" style:family="paragraph" style:parent-style-name="Standard">
      <style:text-properties officeooo:rsid="00205d85" officeooo:paragraph-rsid="005f7223"/>
    </style:style>
    <style:style style:name="P146" style:family="paragraph" style:parent-style-name="Standard">
      <style:text-properties officeooo:paragraph-rsid="005521a3"/>
    </style:style>
    <style:style style:name="P147" style:family="paragraph" style:parent-style-name="Standard">
      <style:text-properties officeooo:rsid="002436f5" officeooo:paragraph-rsid="003cb407"/>
    </style:style>
    <style:style style:name="P148" style:family="paragraph" style:parent-style-name="Standard">
      <style:text-properties officeooo:rsid="002436f5" officeooo:paragraph-rsid="00c40a4d"/>
    </style:style>
    <style:style style:name="P149" style:family="paragraph" style:parent-style-name="Standard">
      <style:text-properties officeooo:rsid="0022a34b" officeooo:paragraph-rsid="005521a3"/>
    </style:style>
    <style:style style:name="P150" style:family="paragraph" style:parent-style-name="Standard">
      <style:text-properties officeooo:rsid="0056d959" officeooo:paragraph-rsid="0056d959"/>
    </style:style>
    <style:style style:name="P151" style:family="paragraph" style:parent-style-name="Standard">
      <style:paragraph-properties fo:line-height="150%"/>
      <style:text-properties officeooo:paragraph-rsid="0013268f"/>
    </style:style>
    <style:style style:name="P152" style:family="paragraph" style:parent-style-name="Standard">
      <style:paragraph-properties fo:line-height="150%"/>
      <style:text-properties officeooo:paragraph-rsid="0040eb9d"/>
    </style:style>
    <style:style style:name="P153" style:family="paragraph" style:parent-style-name="Standard">
      <style:paragraph-properties fo:line-height="150%"/>
      <style:text-properties officeooo:paragraph-rsid="0045286d"/>
    </style:style>
    <style:style style:name="P154" style:family="paragraph" style:parent-style-name="Standard">
      <style:paragraph-properties fo:line-height="150%"/>
      <style:text-properties officeooo:paragraph-rsid="007e5da6"/>
    </style:style>
    <style:style style:name="P155" style:family="paragraph" style:parent-style-name="Standard">
      <style:paragraph-properties fo:line-height="150%"/>
      <style:text-properties officeooo:paragraph-rsid="00c6421c"/>
    </style:style>
    <style:style style:name="P156" style:family="paragraph" style:parent-style-name="Standard">
      <style:text-properties officeooo:paragraph-rsid="0071f6b3"/>
    </style:style>
    <style:style style:name="P157" style:family="paragraph" style:parent-style-name="Standard">
      <style:text-properties officeooo:paragraph-rsid="006a9ead"/>
    </style:style>
    <style:style style:name="P158" style:family="paragraph" style:parent-style-name="Standard">
      <style:text-properties officeooo:paragraph-rsid="007b744f"/>
    </style:style>
    <style:style style:name="P159" style:family="paragraph" style:parent-style-name="Standard">
      <style:text-properties officeooo:paragraph-rsid="007f9b5f"/>
    </style:style>
    <style:style style:name="P160" style:family="paragraph" style:parent-style-name="Standard">
      <style:text-properties officeooo:paragraph-rsid="0080477a"/>
    </style:style>
    <style:style style:name="P161" style:family="paragraph" style:parent-style-name="Standard">
      <style:text-properties officeooo:paragraph-rsid="005eeb02"/>
    </style:style>
    <style:style style:name="P162" style:family="paragraph" style:parent-style-name="Standard">
      <style:text-properties officeooo:paragraph-rsid="00883289"/>
    </style:style>
    <style:style style:name="P163" style:family="paragraph" style:parent-style-name="Standard">
      <style:text-properties officeooo:paragraph-rsid="00885557"/>
    </style:style>
    <style:style style:name="P164" style:family="paragraph" style:parent-style-name="Standard">
      <style:text-properties officeooo:rsid="008872eb" officeooo:paragraph-rsid="008872eb"/>
    </style:style>
    <style:style style:name="P165" style:family="paragraph" style:parent-style-name="Standard">
      <style:text-properties officeooo:paragraph-rsid="008d7148"/>
    </style:style>
    <style:style style:name="P166" style:family="paragraph" style:parent-style-name="Standard">
      <style:text-properties officeooo:paragraph-rsid="009622c6"/>
    </style:style>
    <style:style style:name="P167" style:family="paragraph" style:parent-style-name="Standard">
      <style:text-properties officeooo:paragraph-rsid="009af966"/>
    </style:style>
    <style:style style:name="P168" style:family="paragraph" style:parent-style-name="Standard">
      <style:text-properties officeooo:rsid="009e29ef" officeooo:paragraph-rsid="009e29ef"/>
    </style:style>
    <style:style style:name="P169" style:family="paragraph" style:parent-style-name="Standard">
      <style:text-properties officeooo:paragraph-rsid="00a75993"/>
    </style:style>
    <style:style style:name="P170" style:family="paragraph" style:parent-style-name="Standard">
      <style:text-properties officeooo:rsid="003eeb50" officeooo:paragraph-rsid="00ac1d69"/>
    </style:style>
    <style:style style:name="P171" style:family="paragraph" style:parent-style-name="Standard">
      <style:text-properties officeooo:paragraph-rsid="00b6be7d"/>
    </style:style>
    <style:style style:name="P172" style:family="paragraph" style:parent-style-name="Standard">
      <style:text-properties style:use-window-font-color="true" officeooo:rsid="0027fcfd" officeooo:paragraph-rsid="00c0d7c6"/>
    </style:style>
    <style:style style:name="P173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174" style:family="paragraph" style:parent-style-name="Standard">
      <style:text-properties style:use-window-font-color="true" officeooo:paragraph-rsid="00c0d7c6"/>
    </style:style>
    <style:style style:name="P175" style:family="paragraph" style:parent-style-name="Standard">
      <style:text-properties officeooo:paragraph-rsid="00ba4170"/>
    </style:style>
    <style:style style:name="P176" style:family="paragraph" style:parent-style-name="Standard">
      <style:text-properties officeooo:paragraph-rsid="00bbbf73"/>
    </style:style>
    <style:style style:name="P177" style:family="paragraph" style:parent-style-name="Standard">
      <style:text-properties officeooo:rsid="00bd11a0" officeooo:paragraph-rsid="00bd11a0"/>
    </style:style>
    <style:style style:name="P178" style:family="paragraph" style:parent-style-name="Standard">
      <style:text-properties officeooo:paragraph-rsid="00be4749"/>
    </style:style>
    <style:style style:name="P179" style:family="paragraph" style:parent-style-name="Standard">
      <style:text-properties officeooo:rsid="00beb82f" officeooo:paragraph-rsid="00beb82f"/>
    </style:style>
    <style:style style:name="P180" style:family="paragraph" style:parent-style-name="Standard">
      <style:text-properties officeooo:paragraph-rsid="00beb82f"/>
    </style:style>
    <style:style style:name="P181" style:family="paragraph" style:parent-style-name="Standard">
      <style:text-properties officeooo:rsid="00c0d7c6" officeooo:paragraph-rsid="00c0d7c6"/>
    </style:style>
    <style:style style:name="P182" style:family="paragraph" style:parent-style-name="Standard">
      <style:text-properties officeooo:paragraph-rsid="008dd7a7"/>
    </style:style>
    <style:style style:name="P183" style:family="paragraph" style:parent-style-name="Standard">
      <style:text-properties officeooo:rsid="005521a3" officeooo:paragraph-rsid="005521a3"/>
    </style:style>
    <style:style style:name="P184" style:family="paragraph" style:parent-style-name="Standard">
      <style:text-properties officeooo:rsid="00ce5fa1" officeooo:paragraph-rsid="005521a3"/>
    </style:style>
    <style:style style:name="P185" style:family="paragraph" style:parent-style-name="Standard">
      <style:text-properties officeooo:rsid="00ce5fa1" officeooo:paragraph-rsid="00ce5fa1"/>
    </style:style>
    <style:style style:name="P186" style:family="paragraph" style:parent-style-name="Standard">
      <style:text-properties officeooo:paragraph-rsid="00ce5fa1"/>
    </style:style>
    <style:style style:name="P187" style:family="paragraph" style:parent-style-name="Standard">
      <style:text-properties officeooo:rsid="00d1487d" officeooo:paragraph-rsid="00d2fc06"/>
    </style:style>
    <style:style style:name="P188" style:family="paragraph" style:parent-style-name="Standard">
      <style:text-properties officeooo:paragraph-rsid="00d2fc06"/>
    </style:style>
    <style:style style:name="P189" style:family="paragraph" style:parent-style-name="Standard">
      <style:paragraph-properties fo:line-height="150%"/>
      <style:text-properties officeooo:rsid="00d5826a" officeooo:paragraph-rsid="00d5826a"/>
    </style:style>
    <style:style style:name="P190" style:family="paragraph" style:parent-style-name="Standard">
      <style:text-properties officeooo:paragraph-rsid="00d77d7d"/>
    </style:style>
    <style:style style:name="P191" style:family="paragraph" style:parent-style-name="Standard">
      <style:text-properties officeooo:rsid="00d9c9e4" officeooo:paragraph-rsid="00d9c9e4"/>
    </style:style>
    <style:style style:name="P192" style:family="paragraph" style:parent-style-name="Table_20_Contents">
      <style:paragraph-properties fo:text-align="center" style:justify-single-word="false"/>
      <style:text-properties fo:font-weight="bold" officeooo:rsid="0069fa4b" officeooo:paragraph-rsid="0069fa4b" style:font-weight-asian="bold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fo:font-weight="bold" officeooo:rsid="00a07f5d" officeooo:paragraph-rsid="00ce5fa1" style:font-weight-asian="bold" style:font-weight-complex="bold"/>
    </style:style>
    <style:style style:name="P199" style:family="paragraph" style:parent-style-name="Table_20_Contents">
      <style:paragraph-properties fo:text-align="center" style:justify-single-word="false"/>
    </style:style>
    <style:style style:name="P200" style:family="paragraph" style:parent-style-name="Table_20_Contents">
      <style:paragraph-properties fo:text-align="center" style:justify-single-word="false"/>
      <style:text-properties officeooo:paragraph-rsid="00b1e303"/>
    </style:style>
    <style:style style:name="P201" style:family="paragraph" style:parent-style-name="Table_20_Contents">
      <style:paragraph-properties fo:text-align="center" style:justify-single-word="false"/>
      <style:text-properties officeooo:paragraph-rsid="00b83807"/>
    </style:style>
    <style:style style:name="P202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203" style:family="paragraph" style:parent-style-name="Table_20_Contents">
      <style:paragraph-properties fo:text-align="center" style:justify-single-word="false"/>
      <style:text-properties officeooo:rsid="0069fa4b" officeooo:paragraph-rsid="0069fa4b"/>
    </style:style>
    <style:style style:name="P204" style:family="paragraph" style:parent-style-name="Table_20_Contents">
      <style:paragraph-properties fo:text-align="center" style:justify-single-word="false"/>
      <style:text-properties officeooo:rsid="00a07f5d" officeooo:paragraph-rsid="00a07f5d"/>
    </style:style>
    <style:style style:name="P205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206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207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208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209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210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211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212" style:family="paragraph" style:parent-style-name="Table_20_Contents">
      <style:paragraph-properties fo:text-align="center" style:justify-single-word="false"/>
      <style:text-properties officeooo:rsid="00c705fb" officeooo:paragraph-rsid="00cab904"/>
    </style:style>
    <style:style style:name="P213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214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215" style:family="paragraph" style:parent-style-name="Standard">
      <style:paragraph-properties fo:line-height="150%" fo:break-before="page"/>
      <style:text-properties fo:font-style="normal" officeooo:rsid="0012a0dc" officeooo:paragraph-rsid="0012a0dc" style:font-style-asian="normal" style:font-style-complex="normal"/>
    </style:style>
    <style:style style:name="P21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217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18" style:family="paragraph" style:parent-style-name="Standard">
      <style:paragraph-properties fo:break-before="page"/>
      <style:text-properties fo:font-weight="bold" officeooo:rsid="0033fbdf" officeooo:paragraph-rsid="0033fbdf" style:font-weight-asian="bold" style:font-weight-complex="bold"/>
    </style:style>
    <style:style style:name="P219" style:family="paragraph" style:parent-style-name="Standard">
      <style:paragraph-properties fo:line-height="150%" fo:break-before="page"/>
      <style:text-properties officeooo:paragraph-rsid="00cab904"/>
    </style:style>
    <style:style style:name="P220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222" style:family="paragraph" style:parent-style-name="Standard" style:list-style-name="L1">
      <style:text-properties officeooo:rsid="0013268f" officeooo:paragraph-rsid="0013268f"/>
    </style:style>
    <style:style style:name="P223" style:family="paragraph" style:parent-style-name="Standard" style:list-style-name="L2">
      <style:text-properties style:use-window-font-color="true" officeooo:paragraph-rsid="00e38bf0"/>
    </style:style>
    <style:style style:name="P224" style:family="paragraph" style:parent-style-name="Standard" style:list-style-name="L2">
      <style:text-properties style:use-window-font-color="true" officeooo:rsid="00a8a4b1" officeooo:paragraph-rsid="00c0d7c6"/>
    </style:style>
    <style:style style:name="P225" style:family="paragraph" style:parent-style-name="Standard" style:list-style-name="L2">
      <style:text-properties style:use-window-font-color="true" officeooo:rsid="00a8a4b1" officeooo:paragraph-rsid="00e1434b"/>
    </style:style>
    <style:style style:name="P226" style:family="paragraph" style:parent-style-name="Standard" style:list-style-name="L2">
      <style:text-properties style:use-window-font-color="true" officeooo:rsid="00a8a4b1" officeooo:paragraph-rsid="00e38bf0"/>
    </style:style>
    <style:style style:name="P227" style:family="paragraph" style:parent-style-name="Standard" style:list-style-name="L2">
      <style:text-properties style:use-window-font-color="true" officeooo:rsid="00aa3d77" officeooo:paragraph-rsid="00e38bf0"/>
    </style:style>
    <style:style style:name="P228" style:family="paragraph" style:parent-style-name="Standard" style:list-style-name="L3">
      <style:text-properties style:use-window-font-color="true" officeooo:paragraph-rsid="00118c4a"/>
    </style:style>
    <style:style style:name="P229" style:family="paragraph" style:parent-style-name="Standard" style:list-style-name="L3">
      <style:text-properties style:use-window-font-color="true" officeooo:rsid="0011b025" officeooo:paragraph-rsid="0011b025"/>
    </style:style>
    <style:style style:name="P230" style:family="paragraph" style:parent-style-name="Standard">
      <style:text-properties style:use-window-font-color="true" fo:font-style="normal" style:text-underline-style="none" fo:font-weight="normal" officeooo:rsid="00af9194" officeooo:paragraph-rsid="00e09913" fo:background-color="transparent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style:use-window-font-color="true" fo:font-style="normal" style:text-underline-style="none" officeooo:rsid="00af9194" officeooo:paragraph-rsid="00c0d7c6" fo:background-color="transparent" style:font-style-asian="normal" style:font-style-complex="normal"/>
    </style:style>
    <style:style style:name="P232" style:family="paragraph" style:parent-style-name="Standard">
      <style:text-properties style:use-window-font-color="true" fo:font-style="normal" style:text-underline-style="none" officeooo:rsid="00afe3cb" officeooo:paragraph-rsid="00c0d7c6" fo:background-color="transparent" style:font-style-asian="normal" style:font-style-complex="normal"/>
    </style:style>
    <style:style style:name="P233" style:family="paragraph" style:parent-style-name="Standard">
      <style:text-properties style:use-window-font-color="true" fo:font-style="normal" style:text-underline-style="none" officeooo:rsid="00b1e303" officeooo:paragraph-rsid="00c0d7c6" fo:background-color="transparent" style:font-style-asian="normal" style:font-style-complex="normal"/>
    </style:style>
    <style:style style:name="P234" style:family="paragraph" style:parent-style-name="Standard" style:list-style-name="L4">
      <style:text-properties officeooo:rsid="0012a0dc" officeooo:paragraph-rsid="0012a0dc"/>
    </style:style>
    <style:style style:name="P235" style:family="paragraph" style:parent-style-name="Standard" style:list-style-name="L5">
      <style:text-properties officeooo:rsid="0033fbdf" officeooo:paragraph-rsid="0033fbdf"/>
    </style:style>
    <style:style style:name="P236" style:family="paragraph" style:parent-style-name="Standard" style:list-style-name="L6">
      <style:text-properties officeooo:rsid="0033fbdf" officeooo:paragraph-rsid="0033fbdf"/>
    </style:style>
    <style:style style:name="P237" style:family="paragraph" style:parent-style-name="Standard" style:list-style-name="L7">
      <style:text-properties officeooo:paragraph-rsid="005b5cd3"/>
    </style:style>
    <style:style style:name="P238" style:family="paragraph" style:parent-style-name="Standard" style:list-style-name="L8">
      <style:text-properties officeooo:paragraph-rsid="00367935"/>
    </style:style>
    <style:style style:name="P239" style:family="paragraph" style:parent-style-name="Standard" style:list-style-name="L8">
      <style:text-properties officeooo:rsid="00367935" officeooo:paragraph-rsid="00367935"/>
    </style:style>
    <style:style style:name="P240" style:family="paragraph" style:parent-style-name="Standard" style:list-style-name="L9">
      <style:text-properties officeooo:rsid="00386ddb" officeooo:paragraph-rsid="00386ddb"/>
    </style:style>
    <style:style style:name="P241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242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43" style:family="paragraph" style:parent-style-name="Standard" style:list-style-name="L12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244" style:family="paragraph" style:parent-style-name="Standard" style:list-style-name="L13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45" style:family="paragraph" style:parent-style-name="Standard" style:list-style-name="L14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4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4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49" style:family="paragraph" style:parent-style-name="Standard" style:list-style-name="L17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50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51" style:family="paragraph" style:parent-style-name="Standard" style:list-style-name="L19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52" style:family="paragraph" style:parent-style-name="Standard" style:list-style-name="L20">
      <style:text-properties fo:font-style="normal" style:text-underline-style="none" officeooo:rsid="00ae61b4" officeooo:paragraph-rsid="00ae61b4" style:font-style-asian="normal" style:font-style-complex="normal"/>
    </style:style>
    <style:style style:name="P253" style:family="paragraph" style:parent-style-name="Standard" style:list-style-name="L21">
      <style:text-properties fo:font-style="normal" style:text-underline-style="none" officeooo:rsid="00ba4170" officeooo:paragraph-rsid="00ba4170" style:font-style-asian="normal" style:font-style-complex="normal"/>
    </style:style>
    <style:style style:name="P254" style:family="paragraph" style:parent-style-name="Standard" style:list-style-name="L22">
      <style:text-properties fo:font-style="normal" style:text-underline-style="none" officeooo:rsid="00bbbf73" officeooo:paragraph-rsid="00bbbf73" style:font-style-asian="normal" style:font-style-complex="normal"/>
    </style:style>
    <style:style style:name="P255" style:family="paragraph" style:parent-style-name="Standard" style:list-style-name="L23">
      <style:text-properties fo:font-style="normal" style:text-underline-style="none" officeooo:rsid="00be4749" officeooo:paragraph-rsid="00be4749" style:font-style-asian="normal" style:font-style-complex="normal"/>
    </style:style>
    <style:style style:name="P256" style:family="paragraph" style:parent-style-name="Standard" style:list-style-name="L24">
      <style:text-properties fo:font-style="normal" style:text-underline-style="none" officeooo:rsid="00beb82f" officeooo:paragraph-rsid="00beb82f" style:font-style-asian="normal" style:font-style-complex="normal"/>
    </style:style>
    <style:style style:name="P257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58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59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60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61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62" style:family="paragraph" style:parent-style-name="Standard" style:list-style-name="L26">
      <style:text-properties fo:font-style="normal" style:text-underline-style="none" officeooo:rsid="00d5826a" officeooo:paragraph-rsid="00d5826a" style:font-style-asian="normal" style:font-style-complex="normal"/>
    </style:style>
    <style:style style:name="P263" style:family="paragraph" style:parent-style-name="Standard">
      <style:text-properties fo:font-style="normal" style:text-underline-style="none" officeooo:rsid="00d5826a" officeooo:paragraph-rsid="00d5826a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65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67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68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69" style:family="paragraph" style:parent-style-name="Standard">
      <style:text-properties fo:font-style="normal" style:text-underline-style="none" officeooo:rsid="00d9c9e4" officeooo:paragraph-rsid="00e7b674" style:font-style-asian="normal" style:font-style-complex="normal"/>
    </style:style>
    <style:style style:name="P270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71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72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73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74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75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76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77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78" style:family="paragraph" style:parent-style-name="Standard" style:list-style-name="L19">
      <style:text-properties officeooo:paragraph-rsid="00a4ce44"/>
    </style:style>
    <style:style style:name="P279" style:family="paragraph" style:parent-style-name="Standard" style:list-style-name="L19">
      <style:text-properties fo:font-weight="normal" officeooo:rsid="00a4ce44" officeooo:paragraph-rsid="00a4ce44" style:font-weight-asian="normal" style:font-weight-complex="normal"/>
    </style:style>
    <style:style style:name="P280" style:family="paragraph" style:parent-style-name="Standard" style:list-style-name="L24">
      <style:text-properties officeooo:paragraph-rsid="00beb82f"/>
    </style:style>
    <style:style style:name="P281" style:family="paragraph" style:parent-style-name="Standard" style:list-style-name="L25">
      <style:text-properties officeooo:paragraph-rsid="00d139a0"/>
    </style:style>
    <style:style style:name="P282" style:family="paragraph" style:parent-style-name="Standard">
      <style:text-properties officeooo:paragraph-rsid="00d4c5ce"/>
    </style:style>
    <style:style style:name="P283" style:family="paragraph" style:parent-style-name="Standard">
      <style:text-properties officeooo:paragraph-rsid="00dd6c8d"/>
    </style:style>
    <style:style style:name="P284" style:family="paragraph" style:parent-style-name="Standard">
      <style:text-properties officeooo:rsid="0015f1ff" officeooo:paragraph-rsid="00c0d7c6"/>
    </style:style>
    <style:style style:name="P285" style:family="paragraph" style:parent-style-name="Standard">
      <style:text-properties officeooo:paragraph-rsid="00c40a4d"/>
    </style:style>
    <style:style style:name="P286" style:family="paragraph" style:parent-style-name="Standard">
      <style:text-properties officeooo:paragraph-rsid="00e4290b"/>
    </style:style>
    <style:style style:name="P287" style:family="paragraph" style:parent-style-name="Standard">
      <style:text-properties officeooo:paragraph-rsid="00e5f586"/>
    </style:style>
    <style:style style:name="P28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289" style:family="paragraph" style:parent-style-name="Standard">
      <style:text-properties fo:font-style="italic" officeooo:rsid="00d9c9e4" officeooo:paragraph-rsid="00e7b674" style:font-style-asian="italic" style:font-style-complex="italic"/>
    </style:style>
    <style:style style:name="P290" style:family="paragraph" style:parent-style-name="Standard">
      <style:paragraph-properties fo:break-before="page"/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91" style:family="paragraph" style:parent-style-name="Standard">
      <style:paragraph-properties fo:break-before="page"/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92" style:family="paragraph" style:parent-style-name="Standard">
      <style:paragraph-properties fo:break-before="page"/>
      <style:text-properties fo:font-style="normal" style:text-underline-style="none" officeooo:rsid="00d1487d" officeooo:paragraph-rsid="00d2fc06" style:font-style-asian="normal" style:font-style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officeooo:rsid="00367935"/>
    </style:style>
    <style:style style:name="T23" style:family="text">
      <style:text-properties fo:color="#0000ff" fo:font-weight="normal" officeooo:rsid="00367935" style:font-weight-asian="normal" style:font-weight-complex="normal"/>
    </style:style>
    <style:style style:name="T24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 fo:font-weight="normal" style:font-weight-asian="normal" style:font-weight-complex="normal"/>
    </style:style>
    <style:style style:name="T30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c27f0" style:font-weight-asian="normal" style:font-weight-complex="normal"/>
    </style:style>
    <style:style style:name="T33" style:family="text">
      <style:text-properties fo:font-weight="normal" officeooo:rsid="003cb407" style:font-weight-asian="normal" style:font-weight-complex="normal"/>
    </style:style>
    <style:style style:name="T34" style:family="text">
      <style:text-properties fo:font-weight="normal" officeooo:rsid="00205d85" style:font-weight-asian="normal" style:font-weight-complex="normal"/>
    </style:style>
    <style:style style:name="T35" style:family="text">
      <style:text-properties fo:font-weight="normal" officeooo:rsid="00beb82f" style:font-weight-asian="normal" style:font-weight-complex="normal"/>
    </style:style>
    <style:style style:name="T36" style:family="text">
      <style:text-properties fo:font-weight="normal" officeooo:rsid="00e7b674" style:font-weight-asian="normal" style:font-weight-complex="normal"/>
    </style:style>
    <style:style style:name="T37" style:family="text">
      <style:text-properties fo:font-weight="normal" officeooo:rsid="0099273a" style:font-weight-asian="normal" style:font-weight-complex="normal"/>
    </style:style>
    <style:style style:name="T38" style:family="text">
      <style:text-properties fo:font-weight="normal" officeooo:rsid="009622c6" style:font-weight-asian="normal" style:font-weight-complex="normal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22c018" style:font-style-asian="italic" style:font-style-complex="italic"/>
    </style:style>
    <style:style style:name="T41" style:family="text">
      <style:text-properties fo:font-style="italic" officeooo:rsid="00256ecc" style:font-style-asian="italic" style:font-style-complex="italic"/>
    </style:style>
    <style:style style:name="T42" style:family="text">
      <style:text-properties fo:font-style="italic" officeooo:rsid="006317f8" style:font-style-asian="italic" style:font-style-complex="italic"/>
    </style:style>
    <style:style style:name="T43" style:family="text">
      <style:text-properties fo:font-style="italic" officeooo:rsid="00672a68" style:font-style-asian="italic" style:font-style-complex="italic"/>
    </style:style>
    <style:style style:name="T44" style:family="text">
      <style:text-properties fo:font-style="italic" officeooo:rsid="006c1d47" style:font-style-asian="italic" style:font-style-complex="italic"/>
    </style:style>
    <style:style style:name="T45" style:family="text">
      <style:text-properties fo:font-style="italic" officeooo:rsid="00838393" style:font-style-asian="italic" style:font-style-complex="italic"/>
    </style:style>
    <style:style style:name="T4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49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5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none" fo:font-weight="normal" officeooo:rsid="007a3a38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fo:font-weight="normal" officeooo:rsid="007b744f" style:font-style-asian="italic" style:font-weight-asian="normal" style:font-style-complex="italic" style:font-weight-complex="normal"/>
    </style:style>
    <style:style style:name="T57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8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9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60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61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62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63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64" style:family="text">
      <style:text-properties fo:font-style="italic" style:text-underline-style="none" fo:font-weight="normal" officeooo:rsid="00e38bf0" style:font-style-asian="italic" style:font-weight-asian="normal" style:font-style-complex="italic" style:font-weight-complex="normal"/>
    </style:style>
    <style:style style:name="T65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67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68" style:family="text">
      <style:text-properties fo:font-style="italic" style:text-underline-style="none" fo:font-weight="bold" officeooo:rsid="00e4290b" style:font-style-asian="italic" style:font-weight-asian="bold" style:font-style-complex="italic" style:font-weight-complex="bold"/>
    </style:style>
    <style:style style:name="T69" style:family="text">
      <style:text-properties fo:font-style="italic" style:text-underline-style="none" fo:font-weight="bold" officeooo:rsid="00702e4c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73" style:family="text">
      <style:text-properties officeooo:rsid="00205d85"/>
    </style:style>
    <style:style style:name="T74" style:family="text">
      <style:text-properties officeooo:rsid="0022a34b"/>
    </style:style>
    <style:style style:name="T75" style:family="text">
      <style:text-properties officeooo:rsid="002436f5"/>
    </style:style>
    <style:style style:name="T76" style:family="text">
      <style:text-properties officeooo:rsid="00256ecc"/>
    </style:style>
    <style:style style:name="T77" style:family="text">
      <style:text-properties officeooo:rsid="0027fcfd"/>
    </style:style>
    <style:style style:name="T78" style:family="text">
      <style:text-properties officeooo:rsid="0029525d"/>
    </style:style>
    <style:style style:name="T79" style:family="text">
      <style:text-properties officeooo:rsid="0031326b"/>
    </style:style>
    <style:style style:name="T80" style:family="text">
      <style:text-properties officeooo:rsid="0033fbdf"/>
    </style:style>
    <style:style style:name="T81" style:family="text">
      <style:text-properties officeooo:rsid="0034ed8b"/>
    </style:style>
    <style:style style:name="T82" style:family="text">
      <style:text-properties officeooo:rsid="00367935"/>
    </style:style>
    <style:style style:name="T83" style:family="text">
      <style:text-properties officeooo:rsid="00398ddf"/>
    </style:style>
    <style:style style:name="T84" style:family="text">
      <style:text-properties officeooo:rsid="003b4e50"/>
    </style:style>
    <style:style style:name="T85" style:family="text">
      <style:text-properties officeooo:rsid="0043121f"/>
    </style:style>
    <style:style style:name="T8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45286d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8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129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130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131" style:family="text">
      <style:text-properties fo:font-style="normal" style:text-underline-style="none" style:font-style-asian="normal" style:font-style-complex="normal"/>
    </style:style>
    <style:style style:name="T132" style:family="text">
      <style:text-properties fo:font-style="normal" style:text-underline-style="none" officeooo:rsid="00a8a4b1" style:font-style-asian="normal" style:font-style-complex="normal"/>
    </style:style>
    <style:style style:name="T133" style:family="text">
      <style:text-properties fo:font-style="normal" style:text-underline-style="none" officeooo:rsid="00ba4170" style:font-style-asian="normal" style:font-style-complex="normal"/>
    </style:style>
    <style:style style:name="T134" style:family="text">
      <style:text-properties fo:font-style="normal" style:text-underline-style="none" officeooo:rsid="00b1e303" style:font-style-asian="normal" style:font-style-complex="normal"/>
    </style:style>
    <style:style style:name="T135" style:family="text">
      <style:text-properties fo:font-style="normal" style:text-underline-style="none" officeooo:rsid="00baae4f" style:font-style-asian="normal" style:font-style-complex="normal"/>
    </style:style>
    <style:style style:name="T136" style:family="text">
      <style:text-properties fo:font-style="normal" style:text-underline-style="none" officeooo:rsid="00bbbf73" style:font-style-asian="normal" style:font-style-complex="normal"/>
    </style:style>
    <style:style style:name="T137" style:family="text">
      <style:text-properties fo:font-style="normal" style:text-underline-style="none" officeooo:rsid="00be4749" style:font-style-asian="normal" style:font-style-complex="normal"/>
    </style:style>
    <style:style style:name="T138" style:family="text">
      <style:text-properties fo:font-style="normal" style:text-underline-style="none" officeooo:rsid="00d139a0" style:font-style-asian="normal" style:font-style-complex="normal"/>
    </style:style>
    <style:style style:name="T139" style:family="text">
      <style:text-properties fo:font-style="normal" style:text-underline-style="none" officeooo:rsid="00d1487d" style:font-style-asian="normal" style:font-style-complex="normal"/>
    </style:style>
    <style:style style:name="T140" style:family="text">
      <style:text-properties fo:font-style="normal" style:text-underline-style="none" officeooo:rsid="00d2fc06" style:font-style-asian="normal" style:font-style-complex="normal"/>
    </style:style>
    <style:style style:name="T141" style:family="text">
      <style:text-properties fo:font-style="normal" style:text-underline-style="none" officeooo:rsid="00d40111" style:font-style-asian="normal" style:font-style-complex="normal"/>
    </style:style>
    <style:style style:name="T142" style:family="text">
      <style:text-properties fo:font-style="normal" style:text-underline-style="none" officeooo:rsid="00d4c5ce" style:font-style-asian="normal" style:font-style-complex="normal"/>
    </style:style>
    <style:style style:name="T143" style:family="text">
      <style:text-properties fo:font-style="normal" style:text-underline-style="none" officeooo:rsid="00d708a6" style:font-style-asian="normal" style:font-style-complex="normal"/>
    </style:style>
    <style:style style:name="T144" style:family="text">
      <style:text-properties fo:font-style="normal" style:text-underline-style="none" officeooo:rsid="00d77d7d" style:font-style-asian="normal" style:font-style-complex="normal"/>
    </style:style>
    <style:style style:name="T145" style:family="text">
      <style:text-properties fo:font-style="normal" style:text-underline-style="none" officeooo:rsid="00d83381" style:font-style-asian="normal" style:font-style-complex="normal"/>
    </style:style>
    <style:style style:name="T146" style:family="text">
      <style:text-properties fo:font-style="normal" style:text-underline-style="none" officeooo:rsid="00d75809" style:font-style-asian="normal" style:font-style-complex="normal"/>
    </style:style>
    <style:style style:name="T147" style:family="text">
      <style:text-properties fo:font-style="normal" style:text-underline-style="none" officeooo:rsid="00dd6c8d" style:font-style-asian="normal" style:font-style-complex="normal"/>
    </style:style>
    <style:style style:name="T148" style:family="text">
      <style:text-properties fo:font-style="normal" style:text-underline-style="none" officeooo:rsid="00dedcd7" style:font-style-asian="normal" style:font-style-complex="normal"/>
    </style:style>
    <style:style style:name="T149" style:family="text">
      <style:text-properties fo:font-style="normal" style:text-underline-style="none" officeooo:rsid="00beb82f" style:font-style-asian="normal" style:font-style-complex="normal"/>
    </style:style>
    <style:style style:name="T150" style:family="text">
      <style:text-properties fo:font-style="normal" style:text-underline-style="none" officeooo:rsid="00e4290b" style:font-style-asian="normal" style:font-style-complex="normal"/>
    </style:style>
    <style:style style:name="T151" style:family="text">
      <style:text-properties fo:font-style="normal" style:text-underline-style="none" officeooo:rsid="00e5f586" style:font-style-asian="normal" style:font-style-complex="normal"/>
    </style:style>
    <style:style style:name="T152" style:family="text">
      <style:text-properties fo:font-style="normal" style:font-style-asian="normal" style:font-style-complex="normal"/>
    </style:style>
    <style:style style:name="T153" style:family="text">
      <style:text-properties fo:font-style="normal" officeooo:rsid="00524926" style:font-style-asian="normal" style:font-style-complex="normal"/>
    </style:style>
    <style:style style:name="T154" style:family="text">
      <style:text-properties fo:font-style="normal" officeooo:rsid="0033fbdf" style:font-style-asian="normal" style:font-style-complex="normal"/>
    </style:style>
    <style:style style:name="T155" style:family="text">
      <style:text-properties fo:font-style="normal" officeooo:rsid="0034ed8b" style:font-style-asian="normal" style:font-style-complex="normal"/>
    </style:style>
    <style:style style:name="T156" style:family="text">
      <style:text-properties fo:font-style="normal" officeooo:rsid="0052a33a" style:font-style-asian="normal" style:font-style-complex="normal"/>
    </style:style>
    <style:style style:name="T157" style:family="text">
      <style:text-properties fo:font-style="normal" officeooo:rsid="0012a0dc" style:font-style-asian="normal" style:font-style-complex="normal"/>
    </style:style>
    <style:style style:name="T158" style:family="text">
      <style:text-properties fo:font-style="normal" officeooo:rsid="005aa0ca" style:font-style-asian="normal" style:font-style-complex="normal"/>
    </style:style>
    <style:style style:name="T159" style:family="text">
      <style:text-properties fo:font-style="normal" officeooo:rsid="0092f82d" style:font-style-asian="normal" style:font-style-complex="normal"/>
    </style:style>
    <style:style style:name="T160" style:family="text">
      <style:text-properties fo:font-style="normal" officeooo:rsid="00c6421c" style:font-style-asian="normal" style:font-style-complex="normal"/>
    </style:style>
    <style:style style:name="T161" style:family="text">
      <style:text-properties fo:font-style="normal" officeooo:rsid="00cc5bce" style:font-style-asian="normal" style:font-style-complex="normal"/>
    </style:style>
    <style:style style:name="T162" style:family="text">
      <style:text-properties officeooo:rsid="004d4d0b"/>
    </style:style>
    <style:style style:name="T163" style:family="text">
      <style:text-properties officeooo:rsid="0013268f"/>
    </style:style>
    <style:style style:name="T164" style:family="text">
      <style:text-properties officeooo:rsid="004f4350"/>
    </style:style>
    <style:style style:name="T165" style:family="text">
      <style:text-properties officeooo:rsid="00501b3c"/>
    </style:style>
    <style:style style:name="T166" style:family="text">
      <style:text-properties officeooo:rsid="00147dd9"/>
    </style:style>
    <style:style style:name="T167" style:family="text">
      <style:text-properties officeooo:rsid="005521a3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officeooo:rsid="005f7223" style:font-weight-asian="bold" style:font-weight-complex="bold"/>
    </style:style>
    <style:style style:name="T170" style:family="text">
      <style:text-properties fo:font-weight="bold" officeooo:rsid="00b39bb3" style:font-weight-asian="bold" style:font-weight-complex="bold"/>
    </style:style>
    <style:style style:name="T171" style:family="text">
      <style:text-properties fo:font-weight="bold" officeooo:rsid="00b1e303" style:font-weight-asian="bold" style:font-weight-complex="bold"/>
    </style:style>
    <style:style style:name="T172" style:family="text">
      <style:text-properties fo:font-weight="bold" officeooo:rsid="0099273a" style:font-weight-asian="bold" style:font-weight-complex="bold"/>
    </style:style>
    <style:style style:name="T173" style:family="text">
      <style:text-properties fo:font-weight="bold" officeooo:rsid="009622c6" style:font-weight-asian="bold" style:font-weight-complex="bold"/>
    </style:style>
    <style:style style:name="T174" style:family="text">
      <style:text-properties fo:font-weight="bold" officeooo:rsid="00e7b674" style:font-weight-asian="bold" style:font-weight-complex="bold"/>
    </style:style>
    <style:style style:name="T175" style:family="text">
      <style:text-properties officeooo:rsid="005b5cd3"/>
    </style:style>
    <style:style style:name="T176" style:family="text">
      <style:text-properties officeooo:rsid="005b5f51"/>
    </style:style>
    <style:style style:name="T177" style:family="text">
      <style:text-properties officeooo:rsid="005d12fa"/>
    </style:style>
    <style:style style:name="T178" style:family="text">
      <style:text-properties officeooo:rsid="003cb407"/>
    </style:style>
    <style:style style:name="T179" style:family="text">
      <style:text-properties officeooo:rsid="005f7223"/>
    </style:style>
    <style:style style:name="T180" style:family="text">
      <style:text-properties officeooo:rsid="006317f8"/>
    </style:style>
    <style:style style:name="T181" style:family="text">
      <style:text-properties officeooo:rsid="0063f3c5"/>
    </style:style>
    <style:style style:name="T182" style:family="text">
      <style:text-properties officeooo:rsid="00672a68"/>
    </style:style>
    <style:style style:name="T183" style:family="text">
      <style:text-properties style:text-underline-style="none"/>
    </style:style>
    <style:style style:name="T184" style:family="text">
      <style:text-properties style:text-underline-style="none" fo:font-weight="normal" style:font-weight-asian="normal" style:font-weight-complex="normal"/>
    </style:style>
    <style:style style:name="T185" style:family="text">
      <style:text-properties style:text-underline-style="none" fo:font-weight="normal" officeooo:rsid="00721e09" style:font-weight-asian="normal" style:font-weight-complex="normal"/>
    </style:style>
    <style:style style:name="T186" style:family="text">
      <style:text-properties style:text-underline-style="none" fo:font-weight="normal" officeooo:rsid="00722a19" style:font-weight-asian="normal" style:font-weight-complex="normal"/>
    </style:style>
    <style:style style:name="T187" style:family="text">
      <style:text-properties style:text-underline-style="none" fo:font-weight="normal" officeooo:rsid="006a9ead" style:font-weight-asian="normal" style:font-weight-complex="normal"/>
    </style:style>
    <style:style style:name="T188" style:family="text">
      <style:text-properties style:text-underline-style="none" fo:font-weight="normal" officeooo:rsid="008d7148" style:font-weight-asian="normal" style:font-weight-complex="normal"/>
    </style:style>
    <style:style style:name="T189" style:family="text">
      <style:text-properties style:text-underline-style="none" fo:font-weight="normal" officeooo:rsid="00a639f7" style:font-weight-asian="normal" style:font-weight-complex="normal"/>
    </style:style>
    <style:style style:name="T190" style:family="text">
      <style:text-properties style:text-underline-style="none" fo:font-weight="normal" officeooo:rsid="00a69bec" style:font-weight-asian="normal" style:font-weight-complex="normal"/>
    </style:style>
    <style:style style:name="T191" style:family="text">
      <style:text-properties style:text-underline-style="none" fo:font-weight="normal" officeooo:rsid="009e29ef" style:font-weight-asian="normal" style:font-weight-complex="normal"/>
    </style:style>
    <style:style style:name="T192" style:family="text">
      <style:text-properties style:text-underline-style="none" fo:font-weight="normal" officeooo:rsid="00a75993" style:font-weight-asian="normal" style:font-weight-complex="normal"/>
    </style:style>
    <style:style style:name="T193" style:family="text">
      <style:text-properties style:text-underline-style="none" fo:font-weight="normal" officeooo:rsid="00e7b674" style:font-weight-asian="normal" style:font-weight-complex="normal"/>
    </style:style>
    <style:style style:name="T194" style:family="text">
      <style:text-properties style:text-underline-style="none" fo:font-weight="bold" style:font-weight-asian="bold" style:font-weight-complex="bold"/>
    </style:style>
    <style:style style:name="T195" style:family="text">
      <style:text-properties style:text-underline-style="none" fo:font-weight="bold" officeooo:rsid="00a75993" style:font-weight-asian="bold" style:font-weight-complex="bold"/>
    </style:style>
    <style:style style:name="T196" style:family="text">
      <style:text-properties style:text-underline-style="none" officeooo:rsid="00a639f7"/>
    </style:style>
    <style:style style:name="T197" style:family="text">
      <style:text-properties style:text-underline-style="none" officeooo:rsid="00bbbf73"/>
    </style:style>
    <style:style style:name="T198" style:family="text">
      <style:text-properties style:text-underline-style="none" officeooo:rsid="00d40111"/>
    </style:style>
    <style:style style:name="T199" style:family="text">
      <style:text-properties style:text-underline-style="none" officeooo:rsid="00d708a6"/>
    </style:style>
    <style:style style:name="T200" style:family="text">
      <style:text-properties style:text-underline-style="none" officeooo:rsid="00d5826a"/>
    </style:style>
    <style:style style:name="T201" style:family="text">
      <style:text-properties style:text-underline-style="none" officeooo:rsid="00d9c9e4"/>
    </style:style>
    <style:style style:name="T202" style:family="text">
      <style:text-properties officeooo:rsid="00702e4c"/>
    </style:style>
    <style:style style:name="T203" style:family="text">
      <style:text-properties officeooo:rsid="0071f6b3"/>
    </style:style>
    <style:style style:name="T204" style:family="text">
      <style:text-properties officeooo:rsid="00722a19"/>
    </style:style>
    <style:style style:name="T205" style:family="text">
      <style:text-properties officeooo:rsid="007477e8"/>
    </style:style>
    <style:style style:name="T206" style:family="text">
      <style:text-properties officeooo:rsid="007e5da6"/>
    </style:style>
    <style:style style:name="T207" style:family="text">
      <style:text-properties officeooo:rsid="0080477a"/>
    </style:style>
    <style:style style:name="T208" style:family="text">
      <style:text-properties officeooo:rsid="0081154c"/>
    </style:style>
    <style:style style:name="T209" style:family="text">
      <style:text-properties officeooo:rsid="0082538a"/>
    </style:style>
    <style:style style:name="T210" style:family="text">
      <style:text-properties officeooo:rsid="00838393"/>
    </style:style>
    <style:style style:name="T211" style:family="text">
      <style:text-properties officeooo:rsid="008a06de"/>
    </style:style>
    <style:style style:name="T212" style:family="text">
      <style:text-properties officeooo:rsid="00937b11"/>
    </style:style>
    <style:style style:name="T213" style:family="text">
      <style:text-properties officeooo:rsid="0093b191"/>
    </style:style>
    <style:style style:name="T214" style:family="text">
      <style:text-properties officeooo:rsid="00a8a4b1"/>
    </style:style>
    <style:style style:name="T215" style:family="text">
      <style:text-properties officeooo:rsid="00b39bb3"/>
    </style:style>
    <style:style style:name="T216" style:family="text">
      <style:text-properties officeooo:rsid="00b502cc"/>
    </style:style>
    <style:style style:name="T217" style:family="text">
      <style:text-properties officeooo:rsid="00b83807"/>
    </style:style>
    <style:style style:name="T218" style:family="text">
      <style:text-properties officeooo:rsid="00ba4170"/>
    </style:style>
    <style:style style:name="T219" style:family="text">
      <style:text-properties officeooo:rsid="00bbbf73"/>
    </style:style>
    <style:style style:name="T220" style:family="text">
      <style:text-properties officeooo:rsid="00bd3f9d"/>
    </style:style>
    <style:style style:name="T221" style:family="text">
      <style:text-properties officeooo:rsid="00beb82f"/>
    </style:style>
    <style:style style:name="T222" style:family="text">
      <style:text-properties officeooo:rsid="00c0d7c6"/>
    </style:style>
    <style:style style:name="T223" style:family="text">
      <style:text-properties officeooo:rsid="00c2a166"/>
    </style:style>
    <style:style style:name="T224" style:family="text">
      <style:text-properties officeooo:rsid="00c7406f"/>
    </style:style>
    <style:style style:name="T225" style:family="text">
      <style:text-properties officeooo:rsid="00c93592"/>
    </style:style>
    <style:style style:name="T226" style:family="text">
      <style:text-properties officeooo:rsid="00ce5fa1"/>
    </style:style>
    <style:style style:name="T227" style:family="text">
      <style:text-properties officeooo:rsid="00cf9e9f"/>
    </style:style>
    <style:style style:name="T228" style:family="text">
      <style:text-properties officeooo:rsid="00d83381"/>
    </style:style>
    <style:style style:name="T229" style:family="text">
      <style:text-properties officeooo:rsid="00dd6c8d"/>
    </style:style>
    <style:style style:name="T230" style:family="text">
      <style:text-properties officeooo:rsid="00e09913"/>
    </style:style>
    <style:style style:name="T231" style:family="text">
      <style:text-properties officeooo:rsid="00e38bf0"/>
    </style:style>
    <style:style style:name="T232" style:family="text">
      <style:text-properties officeooo:rsid="00e4290b"/>
    </style:style>
    <style:style style:name="T233" style:family="text">
      <style:text-properties officeooo:rsid="00e7b67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67">А</text:span>нглийско<text:span text:style-name="T167">е</text:span> предложени<text:span text:style-name="T167">е</text:span></text:p>
      <text:p text:style-name="P1"/>
      <text:p text:style-name="P151"><text:span text:style-name="T163">Слова </text:span><text:span text:style-name="T164">в предложении </text:span><text:span text:style-name="T163">делятся на </text:span><text:span text:style-name="T167">две</text:span><text:span text:style-name="T163"> смысловые группы:</text:span></text:p>
      <text:list xml:id="list3102376997" text:style-name="L1">
        <text:list-item>
          <text:p text:style-name="P222">главные члены предложения — <text:span text:style-name="T209">это </text:span>подлежащее и сказуемое;</text:p>
        </text:list-item>
        <text:list-item>
          <text:p text:style-name="P222">второстепенные члены предложения — определение, дополнение и обстоятельтсво.</text:p>
        </text:list-item>
      </text:list>
      <text:p text:style-name="P56"/>
      <text:p text:style-name="P181">Подлежащее — этл автор действия (существительное в именительном падеже).</text:p>
      <text:p text:style-name="P181">Сказуемое — это действие совершенное автором (т. е. глагол).</text:p>
      <text:p text:style-name="P54"/>
      <text:p text:style-name="P172"><text:span text:style-name="T181">С</text:span>казуемое <text:span text:style-name="T181">п</text:span>очти всегда делится на 2 части: <text:span text:style-name="T209">на </text:span>вспомогательный <text:span text:style-name="T222">глагол </text:span>и смысловой.</text:p>
      <text:p text:style-name="P174"><text:span text:style-name="T77">Вспомогательный глагол не переводится. Он </text:span><text:span text:style-name="T78">сообщает</text:span><text:span text:style-name="T77"> о том, в каком времени нужно переводить смысловой. Смысловой глогол передает суть действия.</text:span></text:p>
      <text:p text:style-name="P174"/>
      <text:p text:style-name="P173">Смысловой глагол имеет несколько форм:</text:p>
      <text:list xml:id="list1481631850" text:style-name="L2">
        <text:list-item>
          <text:p text:style-name="P223"><text:span text:style-name="T214">начальная форма (инфинитив) — форма глагола, как в словаре (с частицей to);</text:span></text:p>
        </text:list-item>
        <text:list-item>
          <text:p text:style-name="P224">с окончанием -s (-es) — в утверждениях Present Simple после he/she/it;</text:p>
        </text:list-item>
        <text:list-item>
          <text:p text:style-name="P226">с окончанием -ing (причастие) — в основном для образования Present Continuous;</text:p>
        </text:list-item>
        <text:list-item>
          <text:p text:style-name="P225">2я форма <text:span text:style-name="T230">(с окончанием -ed)</text:span> — для образования Past Simple;</text:p>
        </text:list-item>
        <text:list-item>
          <text:p text:style-name="P227">3я форма (прошедшее причастие) — для времен группы Perfect и пассивного залога .</text:p>
        </text:list-item>
      </text:list>
      <text:p text:style-name="P231"/>
      <text:p text:style-name="P230">Если глагол заканчивается на -e, то её не надо писать 2 раза: chase → chased.</text:p>
      <text:p text:style-name="P231"/>
      <text:p text:style-name="P232">Если глагол заканчивается на глухой звук, то -ed читается как t, а если на звконкий </text:p>
      <text:p text:style-name="P232">согласный или на гласный звук — то как d: worked [воркт], played [плэйд].</text:p>
      <text:p text:style-name="P232"/>
      <text:p text:style-name="P233">Если глагол заканчивается на d или t, то -ed читается как id: recorded [рикодид]. </text:p>
      <text:p text:style-name="P284"/>
      <text:p text:style-name="P55">Дополнение — это то, на что направлено действие. Оно выражено существительным, </text:p>
      <text:p text:style-name="P55">перед которым может стоять предлог или глаголом, перед которым может стоять частица to<text:span text:style-name="T103">. <text:s/></text:span>Обычно оно стоит в конце предложения, но иногда может быть в начале.</text:p>
      <text:p text:style-name="P54"/>
      <text:p text:style-name="P58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54"/>
      <text:p text:style-name="P144"><text:span text:style-name="T166">В английском </text:span><text:span text:style-name="T167">языке</text:span><text:span text:style-name="T166"> не бывает предложений без подлежащего и сказуемого.</text:span></text:p>
      <text:p text:style-name="P183">Исключение составляют разговорные фразы: nice to meet you и пр.</text:p>
      <text:p text:style-name="P184"/>
      <text:p text:style-name="P186"><text:span text:style-name="T226">Глагол have для he/she/it не пишется с онончанием -s, а </text:span><text:span text:style-name="T227">преобразуется</text:span><text:span text:style-name="T226"> в has. </text:span></text:p>
      <text:p text:style-name="P185">Местоимение I всегда пишется с большой буквы.</text:p>
      <text:p text:style-name="P2"/>
      <text:p text:style-name="P61"><text:span text:style-name="T223">Порядок слов в у</text:span>тведрдительны<text:span text:style-name="T223">х</text:span> и отрицательны<text:span text:style-name="T223">х</text:span> предложения<text:span text:style-name="T223">х</text:span>:</text:p>
      <text:list xml:id="list3829057613" text:style-name="L3">
        <text:list-item>
          <text:p text:style-name="P228"><text:span text:style-name="T14">подлежащее</text:span><text:span text:style-name="T1">;</text:span></text:p>
        </text:list-item>
        <text:list-item>
          <text:p text:style-name="P228"><text:span text:style-name="T18">сказуемое</text:span><text:span text:style-name="T2">;</text:span></text:p>
        </text:list-item>
        <text:list-item>
          <text:p text:style-name="P229"><text:span text:style-name="T9">дополнение</text:span>;</text:p>
        </text:list-item>
        <text:list-item>
          <text:p text:style-name="P229"><text:span text:style-name="T11">обстоятельство</text:span>.</text:p>
        </text:list-item>
      </text:list>
      <text:p text:style-name="P12"/>
      <text:p text:style-name="P13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3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4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2"/>
      <text:p text:style-name="P69"/>
      <text:p text:style-name="P215"><text:span text:style-name="T223">Порядок слов в в</text:span>опросительны<text:span text:style-name="T223">х</text:span> предложения<text:span text:style-name="T223">х</text:span>:</text:p>
      <text:list xml:id="list2682594083" text:style-name="L4">
        <text:list-item>
          <text:p text:style-name="P234"><text:span text:style-name="T25">вопросительное слово</text:span>;</text:p>
        </text:list-item>
        <text:list-item>
          <text:p text:style-name="P234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234"><text:span text:style-name="T13">подлежащее</text:span>;</text:p>
        </text:list-item>
        <text:list-item>
          <text:p text:style-name="P234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234"><text:span text:style-name="T9">дополнение</text:span>;</text:p>
        </text:list-item>
        <text:list-item>
          <text:p text:style-name="P234"><text:span text:style-name="T11">обстоятельство</text:span>.</text:p>
        </text:list-item>
      </text:list>
      <text:p text:style-name="P142"/>
      <text:p text:style-name="P15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73">—</text:span> Что ты здесь делаешь?</text:p>
      <text:p text:style-name="P145"><text:span text:style-name="T4">Do</text:span><text:span text:style-name="T39"> </text:span><text:span text:style-name="T15">you</text:span><text:span text:style-name="T39"> </text:span><text:span text:style-name="T20">want</text:span><text:span text:style-name="T10"> to live </text:span><text:span text:style-name="T12">in Spain</text:span><text:span text:style-name="T39">? — Ты хочешь жить в Испании?</text:span></text:p>
      <text:p text:style-name="P70"/>
      <text:p text:style-name="P178"><text:span text:style-name="T157">Вопрос не всегда бывает полным, какого-то элемента может не быть, </text:span><text:span text:style-name="T158">но при этом всегда </text:span></text:p>
      <text:p text:style-name="P60">есть подлежащие и вспомогательный глагол.</text:p>
      <text:p text:style-name="P59"/>
      <text:p text:style-name="P161"><text:span text:style-name="T106">Общий вопрос начинается со вспомогательного глагола и подразумевает ответ «</text:span><text:span text:style-name="T107">да/нет»</text:span><text:span text:style-name="T106">.</text:span></text:p>
      <text:p text:style-name="P76"/>
      <text:p text:style-name="P161"><text:span text:style-name="T92">Чтобы коротко ответить на </text:span><text:span text:style-name="T93">такой </text:span><text:span text:style-name="T92">вопрос, недостаточно просто написать «yes/no»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85"/>
      <text:p text:style-name="P35"><text:span text:style-name="T168">Do you play</text:span> the piano? <text:span text:style-name="T73">—</text:span> Yes, <text:span text:style-name="T169">I do</text:span><text:span text:style-name="T179">.</text:span></text:p>
      <text:p text:style-name="P35"><text:span text:style-name="T169">Does Rita play</text:span><text:span text:style-name="T179"> football? </text:span><text:span text:style-name="T73">— </text:span><text:span text:style-name="T179">No, </text:span><text:span text:style-name="T169">she doesn`t</text:span><text:span text:style-name="T179">.</text:span> </text:p>
      <text:p text:style-name="P35"/>
      <text:p text:style-name="P77"><text:span text:style-name="T178">Специальный вопрос начинается с вопросительного слова </text:span><text:span text:style-name="T182">или связки</text:span><text:span text:style-name="T178">. </text:span><text:span text:style-name="T180">Он служит, чтобы узнать дополнительную информацию.</text:span><text:span text:style-name="T178"> </text:span><text:span text:style-name="T180">После вопросительного слова обычно стоит существительное: </text:span><text:span text:style-name="T42">What </text:span><text:span text:style-name="T71">car</text:span><text:span text:style-name="T42"> does he have? </text:span><text:span text:style-name="T43">How much </text:span><text:span text:style-name="T72">money</text:span><text:span text:style-name="T43"> dow we have?</text:span></text:p>
      <text:p text:style-name="P35"/>
      <text:p text:style-name="P141">В английском языке всего 2 падежа: именительный и объектный. <text:s/></text:p>
      <text:p text:style-name="P170"><text:span text:style-name="T33">В предложениях, которые используют глаголы: </text:span><text:span text:style-name="T32">like, have, enjoy, need, </text:span><text:span text:style-name="T33">подлежащие </text:span></text:p>
      <text:p text:style-name="P170"><text:span text:style-name="T33">не переводятся на русский в именительном падеже</text:span><text:span text:style-name="T34">:</text:span></text:p>
      <text:p text:style-name="P135"/>
      <text:p text:style-name="P30"><text:span text:style-name="T26">I l</text:span>ike my job — Мне нравится моя работа (а не «Я нравится моя работа»).</text:p>
      <text:p text:style-name="P6"/>
      <text:p text:style-name="P4">Об английских временах</text:p>
      <text:p text:style-name="P143"/>
      <text:p text:style-name="P149">Времена группы Simple (или Indefinite) сообщают об обыденных фактах и событиях, происходящих регулярно, например <text:span text:style-name="T39">I live in Spain — Я живу в испании (факт).</text:span></text:p>
      <text:p text:style-name="P149"/>
      <text:p text:style-name="P146"><text:span text:style-name="T74">Времена группы Continues (Progressive) </text:span><text:span text:style-name="T75">описывают</text:span><text:span text:style-name="T74"> </text:span><text:span text:style-name="T79">незавершенный </text:span><text:span text:style-name="T74">процесс </text:span><text:span text:style-name="T79">в</text:span><text:span text:style-name="T74"> </text:span><text:span text:style-name="T80">какой-то</text:span><text:span text:style-name="T74"> момент времени: </text:span><text:span text:style-name="T40">I am reading a book — Я читаю книгу (именно сейчас).</text:span></text:p>
      <text:p text:style-name="P146"/>
      <text:p text:style-name="P148">Времена группы Perfect обозначают результат, опыт, впечатления: <text:s/></text:p>
      <text:p text:style-name="P23">I have lost the keys — Я потерял ключи (результат свершившегося действия).</text:p>
      <text:p text:style-name="P146"/>
      <text:p text:style-name="P148">Времена группы Perfect Continuous описывают процесс, который начался в прошлом и длился до какого-то момента <text:span text:style-name="T76">в прошлом, либо длится до настоящего момента, либо продолжится до определенного момента в будущем: </text:span></text:p>
      <text:p text:style-name="P24"/>
      <text:p text:style-name="P148"><text:span text:style-name="T41">I have been reading for 2 hours — </text:span><text:span text:style-name="T63">Я читаю уже 2 часа (как долго я выполняю </text:span></text:p>
      <text:p text:style-name="P285"><text:span text:style-name="T63">действие к </text:span><text:span text:style-name="T64">текущему</text:span><text:span text:style-name="T63"> моменту).</text:span></text:p>
      <text:p text:style-name="P147"/>
      <text:p text:style-name="P8"/>
      <text:p text:style-name="P218">Present Simple</text:p>
      <text:p text:style-name="P132"/>
      <text:p text:style-name="P63">Используется чтобы:</text:p>
      <text:list xml:id="list3998979777" text:style-name="L5">
        <text:list-item>
          <text:p text:style-name="P235">сообщить факты настоящего, описать текущую реальность;</text:p>
        </text:list-item>
        <text:list-item>
          <text:p text:style-name="P235">говорить о событиях, которые происходят с какой-то регулярностью.</text:p>
        </text:list-item>
      </text:list>
      <text:p text:style-name="P57"/>
      <text:p text:style-name="P152"><text:span text:style-name="T153">П</text:span><text:span text:style-name="T154">еред сказуемым часто </text:span><text:span text:style-name="T156">стоят</text:span><text:span text:style-name="T154"> наречия частности </text:span><text:span text:style-name="T155">(</text:span><text:span text:style-name="T154">маячки времени</text:span><text:span text:style-name="T155">):</text:span></text:p>
      <text:list xml:id="list383806794" text:style-name="L6">
        <text:list-item>
          <text:p text:style-name="P236">always - <text:span text:style-name="T81">всегда</text:span>;</text:p>
        </text:list-item>
        <text:list-item>
          <text:p text:style-name="P236">usually - <text:span text:style-name="T81">обычно</text:span>;</text:p>
        </text:list-item>
        <text:list-item>
          <text:p text:style-name="P236">often - <text:span text:style-name="T81">часто</text:span>;</text:p>
        </text:list-item>
        <text:list-item>
          <text:p text:style-name="P236">sometimes - <text:span text:style-name="T81">иногда</text:span>;</text:p>
        </text:list-item>
        <text:list-item>
          <text:p text:style-name="P236">never — <text:span text:style-name="T81">никогда</text:span>.</text:p>
        </text:list-item>
      </text:list>
      <text:p text:style-name="P19"/>
      <text:p text:style-name="P133"><text:span text:style-name="T39">I </text:span><text:span text:style-name="T70">always</text:span><text:span text:style-name="T39"> wash my hands before eating — Я всегда мою руки перед едой.</text:span></text:p>
      <text:p text:style-name="P19"/>
      <text:p text:style-name="P62">В утверждениях глагол используется в 2х вариантах:</text:p>
      <text:list xml:id="list952719437" text:style-name="L7">
        <text:list-item>
          <text:p text:style-name="P237">без изменений, если подлежащее в первом лице или множеств<text:span text:style-name="T209">ен.</text:span> числе (<text:span text:style-name="T175">I</text:span>, <text:span text:style-name="T175">you</text:span>, <text:span text:style-name="T175">we,</text:span> <text:span text:style-name="T175">they</text:span>);</text:p>
        </text:list-item>
        <text:list-item>
          <text:p text:style-name="P237"><text:span text:style-name="T81">с окончанием -s </text:span><text:span text:style-name="T82">(-es)</text:span><text:span text:style-name="T81">, если подлежащ</text:span><text:span text:style-name="T176">ее</text:span><text:span text:style-name="T81"> в третьем лице, единств</text:span><text:span text:style-name="T177">ен</text:span><text:span text:style-name="T209">ном</text:span><text:span text:style-name="T81"> числе (</text:span><text:span text:style-name="T175">he</text:span><text:span text:style-name="T81">, </text:span><text:span text:style-name="T175">she</text:span><text:span text:style-name="T81">, </text:span><text:span text:style-name="T175">it</text:span><text:span text:style-name="T81">);</text:span></text:p>
        </text:list-item>
      </text:list>
      <text:p text:style-name="P133"/>
      <text:p text:style-name="P139">I <text:span text:style-name="T17">live</text:span> in New York — Я живу в Нью Йорке.</text:p>
      <text:p text:style-name="P140"><text:span text:style-name="T82">Peter </text:span><text:span text:style-name="T22">work</text:span><text:span text:style-name="T23">s</text:span><text:span text:style-name="T82"> in New York — Питер работает в Нью Йорке;</text:span></text:p>
      <text:p text:style-name="P134"/>
      <text:p text:style-name="P65">Окончание -es ставится, если глагол заканчивается: на гласную букву, </text:p>
      <text:p text:style-name="P64">на шипящий звук (sh, ch) <text:span text:style-name="T165">или</text:span> на букву s/x:</text:p>
      <text:list xml:id="list2574488376" text:style-name="L8">
        <text:list-item>
          <text:p text:style-name="P239"><text:span text:style-name="T83">go — </text:span>goes;</text:p>
        </text:list-item>
        <text:list-item>
          <text:p text:style-name="P239"><text:span text:style-name="T83">teach — </text:span>teaches;</text:p>
        </text:list-item>
        <text:list-item>
          <text:p text:style-name="P238"><text:span text:style-name="T83">mix — </text:span><text:span text:style-name="T82">mixes.</text:span></text:p>
        </text:list-item>
      </text:list>
      <text:p text:style-name="P132"/>
      <text:p text:style-name="P67">Если глагол заканчивается на букву y, перед которой согласная, то вместо y </text:p>
      <text:p text:style-name="P66">пишется i <text:span text:style-name="T84">(помимо добавления -es)</text:span>:</text:p>
      <text:list xml:id="list2691491234" text:style-name="L9">
        <text:list-item>
          <text:p text:style-name="P240">fly — flies; </text:p>
        </text:list-item>
        <text:list-item>
          <text:p text:style-name="P240">cry — cries.</text:p>
        </text:list-item>
      </text:list>
      <text:p text:style-name="P132"/>
      <text:p text:style-name="P3">Отрицания в Present Simple</text:p>
      <text:p text:style-name="P3"/>
      <text:p text:style-name="P152"><text:span text:style-name="T90">Использу</text:span><text:span text:style-name="T91">ю</text:span><text:span text:style-name="T90">тся чтобы сказать о том, что что-либо:</text:span></text:p>
      <text:list xml:id="list2355023095" text:style-name="L10">
        <text:list-item>
          <text:p text:style-name="P241">не является фактом настоящего <text:span text:style-name="T177">или истиной</text:span>;</text:p>
        </text:list-item>
        <text:list-item>
          <text:p text:style-name="P241">не происходит с какой-то регулярностью.</text:p>
        </text:list-item>
      </text:list>
      <text:p text:style-name="P138"/>
      <text:p text:style-name="P137">За отрицание отвечает частица not, которая идет в паре со вспомогательным глаголом do.</text:p>
      <text:p text:style-name="P137">Если подлежащее he/she/it, то испольузется does. <text:span text:style-name="T162">Смысловой глагол без изменений.</text:span></text:p>
      <text:p text:style-name="P136"/>
      <text:p text:style-name="P31">People <text:span text:style-name="T3">do </text:span><text:span text:style-name="T28">not</text:span> <text:span text:style-name="T17">live</text:span> in space — Люди не живут в космосе.</text:p>
      <text:p text:style-name="P31">Water <text:span text:style-name="T3">does </text:span><text:span text:style-name="T28">not</text:span> <text:span text:style-name="T17">boil</text:span> at 50 degrees Celsius — Вода не кипит при 50 грудусах.</text:p>
      <text:p text:style-name="P31"/>
      <text:p text:style-name="P153"><text:span text:style-name="T87">Практически всегда do/</text:span><text:span text:style-name="T88">does</text:span><text:span text:style-name="T87"> not использу</text:span><text:span text:style-name="T89">е</text:span><text:span text:style-name="T87">тся в сокращении: </text:span></text:p>
      <text:p text:style-name="P32">We don`t drink whisky — Мы не пьем виски.</text:p>
      <text:p text:style-name="P33">He doesn`t drink tea — Он не пьет чай.</text:p>
      <text:p text:style-name="P275"/>
      <text:p text:style-name="P290">Вопросы в Present Simple</text:p>
      <text:p text:style-name="P32"/>
      <text:p text:style-name="P75">Используюся чтобы:</text:p>
      <text:list xml:id="list3949153512" text:style-name="L11">
        <text:list-item>
          <text:p text:style-name="P242">узнать о фактах настоящего;</text:p>
        </text:list-item>
        <text:list-item>
          <text:p text:style-name="P242">о событиях, которые происходят с какой-то регулярностью.</text:p>
        </text:list-item>
      </text:list>
      <text:p text:style-name="P74"/>
      <text:p text:style-name="P74">Вопрос задается с помощью вспомогательного глагола do/does, который ставится перед подлежащим. Смысловой глагол без изменений (в начальной форме).</text:p>
      <text:p text:style-name="P74"/>
      <text:p text:style-name="P150"><text:span text:style-name="T7">Do</text:span><text:span text:style-name="T86"> you </text:span><text:span text:style-name="T24">like</text:span><text:span text:style-name="T86"> action movies? </text:span><text:span text:style-name="T47">— </text:span><text:span text:style-name="T86">Тебе нравятся экшен фильмы? </text:span></text:p>
      <text:p text:style-name="P34">What books <text:span text:style-name="T3">do</text:span> you <text:span text:style-name="T17">read</text:span>? <text:span text:style-name="T85">—</text:span> Какие книги тебе нравятся?</text:p>
      <text:p text:style-name="P9"/>
      <text:p text:style-name="P9">Глаголы <text:span text:style-name="T205">d</text:span>o и <text:span text:style-name="T205">b</text:span>e <text:span text:style-name="T208">в Present Simple</text:span></text:p>
      <text:p text:style-name="P5"/>
      <text:p text:style-name="P156"><text:span text:style-name="T99">Глагол</text:span><text:span text:style-name="T94"> d</text:span><text:span text:style-name="T95">o </text:span><text:span text:style-name="T96">означает</text:span><text:span text:style-name="T95"> «делать». В предложении </text:span><text:span text:style-name="T99">он</text:span><text:span text:style-name="T95"> может может встречаться несколько раз, </text:span></text:p>
      <text:p text:style-name="P156"><text:span text:style-name="T95">в качестве вспомогательного и смыслового: </text:span><text:span text:style-name="T48">What </text:span><text:span text:style-name="T5">do</text:span><text:span text:style-name="T48"> you </text:span><text:span text:style-name="T21">do</text:span><text:span text:style-name="T48">? </text:span><text:span text:style-name="T49">— </text:span><text:span text:style-name="T48">Что ты делаешь? </text:span></text:p>
      <text:p text:style-name="P44"/>
      <text:p text:style-name="P154"><text:span text:style-name="T105">To </text:span><text:span text:style-name="T94">be — </text:span><text:span text:style-name="T98">это начальная форма глагола</text:span><text:span text:style-name="T94"> «быть». <text:s/></text:span><text:span text:style-name="T99">Он</text:span><text:span text:style-name="T94"> меняется в завис</text:span><text:span text:style-name="T99">имости</text:span><text:span text:style-name="T94"> от подлежащего: </text:span></text:p>
      <table:table table:name="Table4" table:style-name="Table4">
        <table:table-column table:style-name="Table4.A"/>
        <table:table-column table:style-name="Table4.B"/>
        <table:table-row table:style-name="TableLine94185298819872">
          <table:table-cell table:style-name="Table4.A1" office:value-type="string">
            <text:p text:style-name="P192">Подлежащее</text:p>
          </table:table-cell>
          <table:table-cell table:style-name="Table4.B1" office:value-type="string">
            <text:p text:style-name="P192"><text:span text:style-name="T206">Глагол </text:span><text:span text:style-name="T202">t</text:span>o be</text:p>
          </table:table-cell>
        </table:table-row>
        <table:table-row table:style-name="TableLine94185298497632">
          <table:table-cell table:style-name="Table4.A2" office:value-type="string">
            <text:p text:style-name="P203">I</text:p>
          </table:table-cell>
          <table:table-cell table:style-name="Table4.B2" office:value-type="string">
            <text:p text:style-name="P203">am</text:p>
          </table:table-cell>
        </table:table-row>
        <table:table-row table:style-name="TableLine94185298504048">
          <table:table-cell table:style-name="Table4.A2" office:value-type="string">
            <text:p text:style-name="P203">he/she/it</text:p>
          </table:table-cell>
          <table:table-cell table:style-name="Table4.B2" office:value-type="string">
            <text:p text:style-name="P203">is</text:p>
          </table:table-cell>
        </table:table-row>
        <table:table-row table:style-name="TableLine94185298506576">
          <table:table-cell table:style-name="Table4.A2" office:value-type="string">
            <text:p text:style-name="P203">we/you/they</text:p>
          </table:table-cell>
          <table:table-cell table:style-name="Table4.B2" office:value-type="string">
            <text:p text:style-name="P203">are</text:p>
          </table:table-cell>
        </table:table-row>
      </table:table>
      <text:p text:style-name="P80"/>
      <text:p text:style-name="P159"><text:span text:style-name="T96">Э</text:span><text:span text:style-name="T100">ти формы </text:span><text:span text:style-name="T104">глагола</text:span><text:span text:style-name="T100"> заменяют собой сказуемое в тех </text:span><text:span text:style-name="T101">ситуациях</text:span><text:span text:style-name="T100">, </text:span><text:span text:style-name="T101">когда</text:span><text:span text:style-name="T100"> оно отсутсвует</text:span></text:p>
      <text:p text:style-name="P160"><text:span text:style-name="T100">(т. к. </text:span><text:span text:style-name="T99">для английского языка не характерно, когда в предложении нет </text:span><text:span text:style-name="T100">сказуемого) </text:span></text:p>
      <text:p text:style-name="P160"><text:span text:style-name="T105">и помогают привязать предложение ко времени</text:span><text:span text:style-name="T100">.</text:span></text:p>
      <text:p text:style-name="P81"/>
      <text:p text:style-name="P157"><text:span text:style-name="T30">I </text:span><text:span text:style-name="T6">am</text:span><text:span text:style-name="T50"> a doctor — Я (</text:span><text:span text:style-name="T51">есть</text:span><text:span text:style-name="T50">) доктор.</text:span></text:p>
      <text:p text:style-name="P18"><text:span text:style-name="T29">We</text:span><text:span text:style-name="T184"> </text:span><text:span text:style-name="T8">are</text:span><text:span text:style-name="T184"> happy </text:span><text:span text:style-name="T187">— </text:span><text:span text:style-name="T184">Мы (есть) счастливы.</text:span></text:p>
      <text:p text:style-name="P82"/>
      <text:p text:style-name="P93"><text:span text:style-name="T203">Г</text:span>лагол <text:span text:style-name="T203">be </text:span>появляется, когда говорят:</text:p>
      <text:list xml:id="list3471291133" text:style-name="L12">
        <text:list-item>
          <text:p text:style-name="P243">кто человек по профессии <text:span text:style-name="T210">(</text:span><text:span text:style-name="T44">I am a football player</text:span><text:span text:style-name="T45">)</text:span>;</text:p>
        </text:list-item>
        <text:list-item>
          <text:p text:style-name="P243">в каком состоянии человек или объект <text:span text:style-name="T210">(</text:span><text:span text:style-name="T44">This dress is blue</text:span><text:span text:style-name="T45">)</text:span>;</text:p>
        </text:list-item>
        <text:list-item>
          <text:p text:style-name="P243">где находится человек или объект <text:span text:style-name="T210">(</text:span><text:span text:style-name="T44">Molly is in her office now</text:span><text:span text:style-name="T45">)</text:span>;</text:p>
        </text:list-item>
      </text:list>
      <text:p text:style-name="P79"/>
      <text:p text:style-name="P158"><text:span text:style-name="T105">Глагол</text:span><text:span text:style-name="T97"> be может использоваться в связке с прилагательным. </text:span><text:span text:style-name="T102">При переводе таких связок можно подобрать отдельный глагол, которого нет в английском.</text:span></text:p>
      <text:p text:style-name="P78"/>
      <text:p text:style-name="P286"><text:span text:style-name="T52">I </text:span><text:span text:style-name="T66">am interested</text:span><text:span text:style-name="T52"> in art — Я</text:span><text:span text:style-name="T53"> </text:span><text:span text:style-name="T67">интересуюсь</text:span><text:span text:style-name="T65"> </text:span><text:span text:style-name="T53">искусством </text:span><text:span text:style-name="T65">(есть заинтересованный)</text:span><text:span text:style-name="T53">.</text:span></text:p>
      <text:p text:style-name="P163"><text:span text:style-name="T53">My hands </text:span><text:span text:style-name="T67">are cold</text:span><text:span text:style-name="T53"> — Мои руки</text:span><text:span text:style-name="T55"> </text:span><text:span text:style-name="T67">замерзли </text:span><text:span text:style-name="T65">(есть замерзшие)</text:span><text:span text:style-name="T55">.</text:span></text:p>
      <text:p text:style-name="P36"/>
      <text:p text:style-name="P83">В вопросительных предложениях глагол be меняется местами с подлежащим, </text:p>
      <text:p text:style-name="P83">а в отрицательных, используется с частицей not:</text:p>
      <text:p text:style-name="P83"/>
      <text:p text:style-name="P16"><text:span text:style-name="T185">I </text:span><text:span text:style-name="T184">am not a student — Я не студент.</text:span></text:p>
      <text:p text:style-name="P38">We are not English speakers — Они не англоговорящие люди.</text:p>
      <text:p text:style-name="P16"><text:span text:style-name="T185">I</text:span><text:span text:style-name="T184">s it dark? — Сейчас темно?</text:span></text:p>
      <text:p text:style-name="P38">Are they hungry? — Они голодны?</text:p>
      <text:p text:style-name="P38"/>
      <text:p text:style-name="P84"><text:soft-page-break/>Если перед <text:span text:style-name="T207">am/is/are</text:span> нет вопросительного слова, то это общий вопрос. </text:p>
      <text:p text:style-name="P84">В корешке ответа вместо do/does используется am/is/are:</text:p>
      <text:p text:style-name="P84"/>
      <text:p text:style-name="P17"><text:span text:style-name="T184">Am I in danger? Yes, you are. </text:span><text:span text:style-name="T186">—</text:span><text:span text:style-name="T184"> Я в опасности? Да.</text:span></text:p>
      <text:p text:style-name="P17"><text:span text:style-name="T184">Is John married? - No, he isn`t. </text:span><text:span text:style-name="T186">— </text:span><text:span text:style-name="T184">Джон женат? </text:span><text:span text:style-name="T186">— </text:span><text:span text:style-name="T184">Нет.</text:span></text:p>
      <text:p text:style-name="P37"/>
      <text:p text:style-name="P37"><text:span text:style-name="T152">Специальный вопрос начинается с вопросительного слова </text:span><text:span text:style-name="T159">или связки</text:span><text:span text:style-name="T152">:</text:span> </text:p>
      <text:p text:style-name="P37">Where is Jill?<text:span text:style-name="T204"> </text:span>She is at school. <text:span text:style-name="T204">— </text:span>Где Джил? Она в школе.</text:p>
      <text:p text:style-name="P37"/>
      <text:p text:style-name="P165"><text:span text:style-name="T109">Очень часто am/is/are сокращаются: </text:span><text:span text:style-name="T58">I am → I`m, he is → he`s, <text:s/></text:span></text:p>
      <text:p text:style-name="P165"><text:span text:style-name="T58">you are → you`re, John is → John`s, </text:span><text:span text:style-name="T60">t</text:span><text:span text:style-name="T58">hey are → </text:span><text:span text:style-name="T60">t</text:span><text:span text:style-name="T58">hey`re</text:span><text:span text:style-name="T59">. </text:span></text:p>
      <text:p text:style-name="P45"/>
      <text:p text:style-name="P182"><text:span text:style-name="T110">С</text:span><text:span text:style-name="T111">окращать можно как по </text:span><text:span text:style-name="T112">вспом.</text:span><text:span text:style-name="T111"> глаголу, так и по частице not: </text:span><text:span text:style-name="T61">he is not → he`s not</text:span><text:span text:style-name="T62"> или</text:span><text:span text:style-name="T61"> he isn`t.</text:span></text:p>
      <text:p text:style-name="P68"><text:span text:style-name="T188">П</text:span><text:span text:style-name="T184">ри этом am сокращается только по am → </text:span><text:span text:style-name="T46">I`m not (I amn`t не существует).</text:span></text:p>
      <text:p text:style-name="P46"/>
      <text:p text:style-name="P111">Present Continuous</text:p>
      <text:p text:style-name="P86"/>
      <text:p text:style-name="P86">Указывает на событие, происходящее именно сейчас и которое еще не закончилось.</text:p>
      <text:p text:style-name="P89">Состоит из связки вспомогательного глагола be и смыслового с окончанием -ing:</text:p>
      <text:p text:style-name="P87"/>
      <text:p text:style-name="P39">She <text:span text:style-name="T168">is</text:span> driv<text:span text:style-name="T168">ing</text:span> to work. <text:span text:style-name="T204">—</text:span> Она (сейчас) едет на работу.</text:p>
      <text:p text:style-name="P40">You <text:span text:style-name="T168">are</text:span> do<text:span text:style-name="T168">ing</text:span> great! <text:span text:style-name="T204">—</text:span> У тебя отлично получается!</text:p>
      <text:p text:style-name="P86"/>
      <text:p text:style-name="P162"><text:span text:style-name="T108">Если глагол заканчивается на -e, то при добавлении -ing она выпадает: </text:span><text:span text:style-name="T57">make → making.</text:span></text:p>
      <text:p text:style-name="P88">Если глагол заканчивается на -ie, то при добавлении -ing оно меняется на -y: <text:span text:style-name="T39">lie → lying. </text:span></text:p>
      <text:p text:style-name="P39"/>
      <text:p text:style-name="P88">Если глагол из 1 слога, с одной гласной буквой, после которой солгасная, то при </text:p>
      <text:p text:style-name="P162"><text:span text:style-name="T108">добавлении -ing согласная удваивается: </text:span><text:span text:style-name="T57">hit → hitting, sit → sitting.</text:span></text:p>
      <text:p text:style-name="P88"/>
      <text:p text:style-name="P164"><text:span text:style-name="T108">В </text:span><text:span text:style-name="T86">окончании -ing буква g не произносится. Сочетание ng образет необычный звук, которого нет в русском языке — носовой n (при произнесении пускается воздух через нос).</text:span></text:p>
      <text:p text:style-name="P89"/>
      <text:p text:style-name="P90"><text:span text:style-name="T216">Слова-м</text:span>аячки Present Continuous:</text:p>
      <text:list xml:id="list1144636348" text:style-name="L13">
        <text:list-item>
          <text:p text:style-name="P244">look — смотри;</text:p>
        </text:list-item>
        <text:list-item>
          <text:p text:style-name="P244">now — сейчас (обычно стоит в конце);</text:p>
        </text:list-item>
        <text:list-item>
          <text:p text:style-name="P244">at the moment — в этот момент (обычно в конце).</text:p>
        </text:list-item>
      </text:list>
      <text:p text:style-name="P88"/>
      <text:p text:style-name="P40">I am working right <text:span text:style-name="T168">now</text:span>. — Прямо сейчас я работаю.</text:p>
      <text:p text:style-name="P40"><text:span text:style-name="T168">Look</text:span> out of the window! It`s raining. — Посмотри в окно. Идет дождь.</text:p>
      <text:p text:style-name="P91"/>
      <text:p text:style-name="P110">Отрицания в Present Continuous</text:p>
      <text:p text:style-name="P110"/>
      <text:p text:style-name="P92">Используется чтобы сказать, что что-то не происходит именно сейчас.</text:p>
      <text:p text:style-name="P92">Для этого к глаголу be добавляется частица not.</text:p>
      <text:p text:style-name="P92"/>
      <text:p text:style-name="P41">I`m not listening to you. <text:span text:style-name="T211">—</text:span> Я не слушаю тебя.</text:p>
      <text:p text:style-name="P41">He isn`t cleaning the carpet. <text:span text:style-name="T211">—</text:span> Он не чистит ковер.</text:p>
      <text:p text:style-name="P41"/>
      <text:p text:style-name="P276"/>
      <text:p text:style-name="P291">Вопросы в Present Continuous</text:p>
      <text:p text:style-name="P42"/>
      <text:p text:style-name="P220">Здесь использ<text:span text:style-name="T213">уются</text:span> теже правила, что при составлении вопросов в </text:p>
      <text:p text:style-name="P221">Present Simple с глаголом be:</text:p>
      <text:p text:style-name="P42">Am I listening? <text:span text:style-name="T211">—</text:span> Я слушаю?</text:p>
      <text:p text:style-name="P42">Are you playing? Yes, I am. <text:span text:style-name="T211">—</text:span> Ты играешь? Да.</text:p>
      <text:p text:style-name="P42">Where is he going? <text:span text:style-name="T211">—</text:span> Куда он идет?</text:p>
      <text:p text:style-name="P43">What book is she reading? <text:span text:style-name="T211">—</text:span>Какую книгу она читает? <text:span text:style-name="T212">(сейчас)</text:span></text:p>
      <text:p text:style-name="P43"/>
      <text:p text:style-name="P166"><text:span text:style-name="T128">Глаголы, которые не используются в </text:span><text:span text:style-name="T129">Continuous</text:span></text:p>
      <text:p text:style-name="P112"/>
      <text:p text:style-name="P94">Это глаголы, обозначающие состояние, которое не меняется под дейсвтием момента.</text:p>
      <text:p text:style-name="P167"><text:span text:style-name="T113">Как правило это </text:span><text:span text:style-name="T114">описание</text:span><text:span text:style-name="T113"> чувств или мыслей. </text:span><text:span text:style-name="T114">В особых случаях эти глаголы могут иметь переносное или контекстное значение, тогда их можно встретить в форме Continuous. </text:span></text:p>
      <text:p text:style-name="P98">Но в большинстве случаев следующие глаголы используются в форме Simple:</text:p>
      <text:p text:style-name="P98"/>
      <text:p text:style-name="P99">Глаголы восприятия:</text:p>
      <text:list xml:id="list1383102350" text:style-name="L14">
        <text:list-item>
          <text:p text:style-name="P245">see — видеть;</text:p>
        </text:list-item>
        <text:list-item>
          <text:p text:style-name="P245">hear — слышать;</text:p>
        </text:list-item>
        <text:list-item>
          <text:p text:style-name="P245">feel — чувствовать;</text:p>
        </text:list-item>
        <text:list-item>
          <text:p text:style-name="P245">taste — чувствовать вкус (пробовать);</text:p>
        </text:list-item>
        <text:list-item>
          <text:p text:style-name="P245">smell — чувствовать запах (нюхать).</text:p>
        </text:list-item>
      </text:list>
      <text:p text:style-name="P98"/>
      <text:p text:style-name="P99">Глаголы для выражения мнения:</text:p>
      <text:list xml:id="list260731170" text:style-name="L15">
        <text:list-item>
          <text:p text:style-name="P246">belive — верить;</text:p>
        </text:list-item>
        <text:list-item>
          <text:p text:style-name="P246">doubt — сомневаться;</text:p>
        </text:list-item>
        <text:list-item>
          <text:p text:style-name="P246">think — думать.</text:p>
        </text:list-item>
      </text:list>
      <text:p text:style-name="P98"/>
      <text:p text:style-name="P99">Глаголы, показывающие состояние мыслей:</text:p>
      <text:list xml:id="list1030615892" text:style-name="L16">
        <text:list-item>
          <text:p text:style-name="P247">forget — забывать;</text:p>
        </text:list-item>
        <text:list-item>
          <text:p text:style-name="P247">imagine — представлять;</text:p>
        </text:list-item>
        <text:list-item>
          <text:p text:style-name="P247">know — знать;</text:p>
        </text:list-item>
        <text:list-item>
          <text:p text:style-name="P247">understand — понимать.</text:p>
        </text:list-item>
      </text:list>
      <text:p text:style-name="P98"/>
      <text:p text:style-name="P100">Глаголы, указывающие на эмоции и желания:</text:p>
      <text:list xml:id="list1832610346" text:style-name="L17">
        <text:list-item>
          <text:p text:style-name="P249">love — любить;</text:p>
        </text:list-item>
        <text:list-item>
          <text:p text:style-name="P249">like — нравиться;</text:p>
        </text:list-item>
        <text:list-item>
          <text:p text:style-name="P249">hate — ненавидеть;</text:p>
        </text:list-item>
        <text:list-item>
          <text:p text:style-name="P249">hope — надеяться;</text:p>
        </text:list-item>
        <text:list-item>
          <text:p text:style-name="P249">want — хотеть;</text:p>
        </text:list-item>
        <text:list-item>
          <text:p text:style-name="P249">wish — желать.</text:p>
        </text:list-item>
      </text:list>
      <text:p text:style-name="P101"/>
      <text:p text:style-name="P100">Другие глаголы:</text:p>
      <text:list xml:id="list4086920481" text:style-name="L18">
        <text:list-item>
          <text:p text:style-name="P250">look — выглядеть;</text:p>
        </text:list-item>
        <text:list-item>
          <text:p text:style-name="P250">have — иметь.</text:p>
        </text:list-item>
      </text:list>
      <text:p text:style-name="P101"/>
      <text:p text:style-name="P168"><text:span text:style-name="T86">I </text:span><text:span text:style-name="T127">think</text:span><text:span text:style-name="T86"> Amy is a strange girl. - Я думаю, Эмми странная девушка.</text:span></text:p>
      <text:p text:style-name="P168"><text:span text:style-name="T86">Do you </text:span><text:span text:style-name="T127">know</text:span><text:span text:style-name="T86"> this man? - Вы знаете этого мужчину?</text:span></text:p>
      <text:p text:style-name="P168"><text:span text:style-name="T86">You </text:span><text:span text:style-name="T127">look</text:span><text:span text:style-name="T86"> great! - Ты выглядишь отлично!</text:span></text:p>
      <text:p text:style-name="P277"><text:soft-page-break/>Present Perfect</text:p>
      <text:p text:style-name="P102"/>
      <text:p text:style-name="P169"><text:span text:style-name="T121">У</text:span><text:span text:style-name="T117">казывает на дейсвтие совершенное когда-то в прошлом, но подчеркивает, что результат важен сейчас </text:span><text:span text:style-name="T118">(т. е. к какому результату в итоге это привело)</text:span><text:span text:style-name="T117">.</text:span></text:p>
      <text:p text:style-name="P103"/>
      <text:p text:style-name="P171"><text:span text:style-name="T117">С</text:span><text:span text:style-name="T120">остоит и</text:span><text:span text:style-name="T122">з </text:span><text:span text:style-name="T123">2х частей:</text:span><text:span text:style-name="T120"> вспомогат</text:span><text:span text:style-name="T123">ельного</text:span><text:span text:style-name="T120"> глагола have (который привязывает действие </text:span></text:p>
      <text:p text:style-name="P171"><text:span text:style-name="T120">к настоящему) и смыслового глагола в 3й форме (</text:span><text:span text:style-name="T124">переводится как «сделанный»</text:span><text:span text:style-name="T120">).</text:span></text:p>
      <text:p text:style-name="P106"/>
      <text:p text:style-name="P169"><text:span text:style-name="T117">На русский язык Present Perfect переводится в прошлом </text:span><text:span text:style-name="T119">(иногда настоящ</text:span><text:span text:style-name="T121">и</text:span><text:span text:style-name="T119">м, </text:span><text:span text:style-name="T121">для удобства</text:span><text:span text:style-name="T119">)</text:span><text:span text:style-name="T117">, </text:span></text:p>
      <text:p text:style-name="P107">а в английском принадлежит к катергории настоящих времен.</text:p>
      <text:p text:style-name="P106"/>
      <text:p text:style-name="P21"><text:span text:style-name="T190">I </text:span><text:span text:style-name="T194">have</text:span><text:span text:style-name="T184"> already </text:span><text:span text:style-name="T194">seen</text:span><text:span text:style-name="T184"> this movie. </text:span><text:span text:style-name="T191">—</text:span><text:span text:style-name="T184"> Я уже видел этот фильм (просмотрел, т. е. опыт).</text:span></text:p>
      <text:p text:style-name="P21"><text:span text:style-name="T184">You </text:span><text:span text:style-name="T194">have</text:span><text:span text:style-name="T184"> </text:span><text:span text:style-name="T194">broken</text:span><text:span text:style-name="T184"> the vase. </text:span><text:span text:style-name="T191">— </text:span><text:span text:style-name="T184">Ты разбил вазу. (есть очевидный результат, кот. случился ранее) </text:span></text:p>
      <text:p text:style-name="P22"><text:span text:style-name="T192">It`s the fitst time I </text:span><text:span text:style-name="T195">have</text:span><text:span text:style-name="T192"> </text:span><text:span text:style-name="T195">driven</text:span><text:span text:style-name="T192"> a car — Это впервые, когда я веду машину. (в настоящем)</text:span></text:p>
      <text:p text:style-name="P104"/>
      <text:p text:style-name="P108">Как проявляется результат:</text:p>
      <text:list xml:id="list1403578100" text:style-name="L19">
        <text:list-item>
          <text:p text:style-name="P279"><text:span text:style-name="T132">это </text:span><text:span text:style-name="T131">очевидные изменения;</text:span></text:p>
        </text:list-item>
        <text:list-item>
          <text:p text:style-name="P278"><text:span text:style-name="T118">полученный </text:span><text:span text:style-name="T122">ранее</text:span><text:span text:style-name="T118"> опыт или впечатления;</text:span></text:p>
        </text:list-item>
        <text:list-item>
          <text:p text:style-name="P251">недавно произошедшие события или новая информация.</text:p>
          <text:p text:style-name="P251"/>
        </text:list-item>
      </text:list>
      <text:p text:style-name="P109">Также Present Perfect используют, если что-то произошло впервые:</text:p>
      <text:p text:style-name="P105"/>
      <text:p text:style-name="P47">It`s the first time something has happend. - Этой первый раз, когда что-то произошло.</text:p>
      <text:p text:style-name="P47">(вместо first можно указать любое порядковое число: second, third)</text:p>
      <text:p text:style-name="P105"/>
      <text:p text:style-name="P109">Present Perferct — яркий пример того, что нельзя переводить английские </text:p>
      <text:p text:style-name="P109">предложения слово в слово:</text:p>
      <text:p text:style-name="P109"/>
      <text:p text:style-name="P20"><text:span text:style-name="T183">I have done. </text:span><text:span text:style-name="T189">—</text:span><text:span text:style-name="T183"> Я сделал (</text:span><text:span text:style-name="T196">досл. </text:span><text:span text:style-name="T183">Я имею сделанным).</text:span></text:p>
      <text:p text:style-name="P48"/>
      <text:p text:style-name="P116">Есть 2 варианта образования 3й формы глагола:</text:p>
      <text:list xml:id="list127511843" text:style-name="L20">
        <text:list-item>
          <text:p text:style-name="P252">если глагол правильный, то добавляем к его начальной форме окончание -ed;</text:p>
        </text:list-item>
        <text:list-item>
          <text:p text:style-name="P252">если неправильный, то находим в таблице неправильных глаголов.</text:p>
        </text:list-item>
      </text:list>
      <text:p text:style-name="P117"/>
      <text:p text:style-name="P175"><text:span text:style-name="T133">Н</text:span><text:span text:style-name="T134">еправильны</text:span><text:span text:style-name="T133">й</text:span><text:span text:style-name="T134"> глагол </text:span><text:span text:style-name="T133">это </text:span><text:span text:style-name="T134">тот, который во 2й или 3й форме </text:span><text:span text:style-name="T148">записывается</text:span><text:span text:style-name="T134"> </text:span><text:span text:style-name="T148">по особенному</text:span><text:span text:style-name="T134">. </text:span></text:p>
      <text:p text:style-name="P118">Самые популярные неправильные глаголы нужно заучить (см. таблицу ниже).</text:p>
      <text:p text:style-name="P117"/>
      <text:p text:style-name="P120">Слова-маячки Present Perfect:</text:p>
      <text:list xml:id="list1015341963" text:style-name="L21">
        <text:list-item>
          <text:p text:style-name="P253">just — только что;</text:p>
        </text:list-item>
        <text:list-item>
          <text:p text:style-name="P253">already — уже;</text:p>
        </text:list-item>
        <text:list-item>
          <text:p text:style-name="P253">yet — еще не;</text:p>
        </text:list-item>
      </text:list>
      <text:p text:style-name="P122"/>
      <text:p text:style-name="P176"><text:span text:style-name="T135">Just и already используются в утверждениях. Yet — в вопросах и отрицаниях</text:span><text:span text:style-name="T136">. </text:span></text:p>
      <text:p text:style-name="P177"><text:span text:style-name="T136">(</text:span><text:span text:style-name="T131">already также можно ставить в вопросах).</text:span></text:p>
      <text:p text:style-name="P124"/>
      <text:p text:style-name="P123">Место just, already в предложении — между have и 3й формой глагола. </text:p>
      <text:p text:style-name="P123">Слово yet стоит в конце предложения.</text:p>
      <text:p text:style-name="P121"/>
      <text:p text:style-name="P49">I have <text:span text:style-name="T168">just</text:span> eaten a sandwich. <text:span text:style-name="T218">—</text:span> Я только что съел бутерброд.</text:p>
      <text:p text:style-name="P49">We have n<text:span text:style-name="T221">o</text:span>t finished <text:span text:style-name="T168">yet</text:span>. <text:span text:style-name="T218">—</text:span> Мы еще не закончили.</text:p>
      <text:p text:style-name="P119"/>
      <text:p text:style-name="P125"><text:soft-page-break/>Другие указатели времени:</text:p>
      <text:list xml:id="list2378664758" text:style-name="L22">
        <text:list-item>
          <text:p text:style-name="P254">ever — когда либо;</text:p>
        </text:list-item>
        <text:list-item>
          <text:p text:style-name="P254">never — никогда;</text:p>
        </text:list-item>
        <text:list-item>
          <text:p text:style-name="P254">recently — в последнее время;</text:p>
        </text:list-item>
        <text:list-item>
          <text:p text:style-name="P254">these days — в последние дни;</text:p>
        </text:list-item>
        <text:list-item>
          <text:p text:style-name="P254">словосочетание с this (this mornig, this week).</text:p>
        </text:list-item>
      </text:list>
      <text:p text:style-name="P124"/>
      <text:p text:style-name="P124">Место ever, never — перед 3й формой глагола, <text:span text:style-name="T220">а</text:span> recently, these days и </text:p>
      <text:p text:style-name="P124">словосочетания с this — в конце предложения.</text:p>
      <text:p text:style-name="P124"/>
      <text:p text:style-name="P50">I <text:span text:style-name="T221">ha</text:span>ve <text:span text:style-name="T168">never</text:span> been to New York. <text:span text:style-name="T219">— </text:span>Я никогда не был в Нью Йорке.</text:p>
      <text:p text:style-name="P50">I <text:span text:style-name="T221">ha</text:span>ve worked a lot <text:span text:style-name="T168">these days</text:span>. <text:span text:style-name="T219">—</text:span> Я много работал в эти дни.</text:p>
      <text:p text:style-name="P126"/>
      <text:p text:style-name="P113">Отрицания в Present Perfect</text:p>
      <text:p text:style-name="P127"/>
      <text:p text:style-name="P128">Используются, когда хотят сказать:</text:p>
      <text:list xml:id="list3726690628" text:style-name="L23">
        <text:list-item>
          <text:p text:style-name="P255">об отсутствии ожидаемого результата;</text:p>
        </text:list-item>
        <text:list-item>
          <text:p text:style-name="P255">о том, чего автор никогда не делал или не испытывал.</text:p>
        </text:list-item>
      </text:list>
      <text:p text:style-name="P127"/>
      <text:p text:style-name="P127">Для этого ставится частица not после вспомогательного глагола have.</text:p>
      <text:p text:style-name="P127"/>
      <text:p text:style-name="P127">Также отрицательным считается предложение со словом never, которое передает отрицательный контекст.</text:p>
      <text:p text:style-name="P127"/>
      <text:p text:style-name="P179"><text:span text:style-name="T137">В </text:span><text:span text:style-name="T131">отрицаниях почти всегда используется сокращенная форма глагола — haven`t.</text:span></text:p>
      <text:p text:style-name="P129">В утверждениях have часто сокращается до `ve. Сокращения `ve not не используется.</text:p>
      <text:p text:style-name="P127"/>
      <text:p text:style-name="P51">I have<text:span text:style-name="T31">n</text:span><text:span text:style-name="T35">`</text:span><text:span text:style-name="T31">t</text:span> expected that. <text:span text:style-name="T219">—</text:span> Я этого не ожидал.</text:p>
      <text:p text:style-name="P51">I<text:span text:style-name="T221">`</text:span>ve <text:span text:style-name="T31">never</text:span> seen this movie before. <text:span text:style-name="T219">— </text:span>Я до этого не видел этот фильм. </text:p>
      <text:p text:style-name="P51"/>
      <text:p text:style-name="P114">Вопросы в Present Perfect</text:p>
      <text:p text:style-name="P52"/>
      <text:p text:style-name="P130">Используются, если хоят узнать:</text:p>
      <text:list xml:id="list4247770333" text:style-name="L24">
        <text:list-item>
          <text:p text:style-name="P256">сделано ли дело к этом моменту, каким образом оно сделано;</text:p>
        </text:list-item>
        <text:list-item>
          <text:p text:style-name="P280"><text:span text:style-name="T149">имеет ли человек определенный опыт </text:span><text:span text:style-name="T147">или совершил ли он </text:span><text:span text:style-name="T150">нужное</text:span><text:span text:style-name="T147"> действие</text:span><text:span text:style-name="T149">;</text:span></text:p>
        </text:list-item>
      </text:list>
      <text:p text:style-name="P129"/>
      <text:p text:style-name="P180">Для этого используется уже знакомая схема. Глагол have ставится перед по<text:span text:style-name="T228">д</text:span>л<text:span text:style-name="T228">е</text:span>ж<text:span text:style-name="T228">а</text:span>щим.</text:p>
      <text:p text:style-name="P180"/>
      <text:p text:style-name="P53">Why have you done it? <text:span text:style-name="T219">—</text:span> Зачем ты это сделал?</text:p>
      <text:p text:style-name="P53">Have you ever been to Rome? <text:span text:style-name="T219">—</text:span> Вы бывали в Риме?</text:p>
      <text:p text:style-name="P53"/>
      <text:p text:style-name="P115">Present Perfect Continuous</text:p>
      <text:p text:style-name="P131"/>
      <text:p text:style-name="P257">Для того, чтобы использовать, нужно чтобы совпало сразу несколько условий:</text:p>
      <text:list xml:id="list3514143232" text:style-name="L25">
        <text:list-item>
          <text:p text:style-name="P281"><text:span text:style-name="T138">действие не закончено либо закончено не</text:span><text:span text:style-name="T142">давно</text:span><text:span text:style-name="T138">;</text:span></text:p>
        </text:list-item>
        <text:list-item>
          <text:p text:style-name="P281"><text:span text:style-name="T138">известн</text:span><text:span text:style-name="T142">а его продолжительность.</text:span></text:p>
        </text:list-item>
      </text:list>
      <text:p text:style-name="P258"/>
      <text:p text:style-name="P282"><text:span text:style-name="T138">О</text:span><text:span text:style-name="T139">бычно на </text:span><text:span text:style-name="T142">продолжительность</text:span><text:span text:style-name="T139"> действия указывает контекст предложения.</text:span></text:p>
      <text:p text:style-name="P283"><text:span text:style-name="T139">(</text:span><text:span text:style-name="T147">собеседник учит английский уже 2 года, но по разговору понятно что он еще не выучил)</text:span></text:p>
      <text:p text:style-name="P259"/>
      <text:p text:style-name="P292">Схема состоит из 3х частей: вспомогательного глагола have, слова been </text:p>
      <text:p text:style-name="P259">и смыслового глагола с окончанием -ing. </text:p>
      <text:p text:style-name="P259"/>
      <text:p text:style-name="P187"><text:span text:style-name="T131">На русский </text:span><text:span text:style-name="T140">язык </text:span><text:span text:style-name="T126">Present Perfect Continuous</text:span><text:span text:style-name="T130"> </text:span><text:span text:style-name="T131">переводится настоящим временем</text:span></text:p>
      <text:p text:style-name="P188"><text:span text:style-name="T139">(редко в прошлом). </text:span><text:span text:style-name="T140">При этом все 3 части </text:span><text:span text:style-name="T141">переводятся</text:span><text:span text:style-name="T140"> одним словом.</text:span></text:p>
      <text:p text:style-name="P260"/>
      <text:p text:style-name="P25"><text:span text:style-name="T183">I </text:span><text:span text:style-name="T194">have been learning</text:span><text:span text:style-name="T183"> English for 2 years. </text:span><text:span text:style-name="T197">—</text:span><text:span text:style-name="T183"> Я </text:span><text:span text:style-name="T194">учу</text:span><text:span text:style-name="T183"> английский уже 2 года (и еще не закончил).</text:span></text:p>
      <text:p text:style-name="P25"><text:span text:style-name="T183">We </text:span><text:span text:style-name="T194">have been cleaning</text:span><text:span text:style-name="T183"> the flat the whole morning. </text:span><text:span text:style-name="T197">— </text:span><text:span text:style-name="T183">Мы </text:span><text:span text:style-name="T194">убирали</text:span><text:span text:style-name="T183"> </text:span><text:span text:style-name="T198">квартиру все утро.</text:span></text:p>
      <text:p text:style-name="P260"/>
      <text:p text:style-name="P261">Формы глагола have verb-ing (подобно am/is/are verb-ing, как в Continuous) не существует.</text:p>
      <text:p text:style-name="P261">Если у смыслового глагола окончание -ing, то have применяется только с been.</text:p>
      <text:p text:style-name="P261"/>
      <text:p text:style-name="P189"><text:span text:style-name="T142">С</text:span><text:span text:style-name="T131">лова-маячки Present Perfect Continuous:</text:span></text:p>
      <text:list xml:id="list764409401" text:style-name="L26">
        <text:list-item>
          <text:p text:style-name="P262">for — в течении;</text:p>
        </text:list-item>
        <text:list-item>
          <text:p text:style-name="P262">since — с какого-то времени;</text:p>
        </text:list-item>
        <text:list-item>
          <text:p text:style-name="P262">how long — как долго.</text:p>
        </text:list-item>
      </text:list>
      <text:p text:style-name="P263"/>
      <text:p text:style-name="P264">Дополнительно могут использоваться указатели периода:</text:p>
      <text:list xml:id="list2898958169" text:style-name="L27">
        <text:list-item>
          <text:p text:style-name="P265">all (day/year и т. д.) — весь (день/год);</text:p>
        </text:list-item>
        <text:list-item>
          <text:p text:style-name="P265">the whole (day/evening и т. д.) — целый (день/вечер); </text:p>
        </text:list-item>
      </text:list>
      <text:p text:style-name="P260"/>
      <text:p text:style-name="P26"><text:span text:style-name="T183">He</text:span><text:span text:style-name="T199">`</text:span><text:span text:style-name="T184">s been playing</text:span><text:span text:style-name="T183"> for an hour. — Он </text:span><text:span text:style-name="T184">играет</text:span><text:span text:style-name="T183"> уже час </text:span><text:span text:style-name="T199">(в течении часа).</text:span></text:p>
      <text:p text:style-name="P27"><text:span text:style-name="T199">W</text:span><text:span text:style-name="T183">e`</text:span><text:span text:style-name="T184">ve been staying</text:span><text:span text:style-name="T183"> in this hotel since Tuesday. </text:span><text:span text:style-name="T200">— </text:span><text:span text:style-name="T183">Мы </text:span><text:span text:style-name="T184">находимся</text:span><text:span text:style-name="T183"> в этом отеле со вторника.</text:span></text:p>
      <text:p text:style-name="P266"/>
      <text:p text:style-name="P287"><text:span text:style-name="T143">В утверждениях глагол have </text:span><text:span text:style-name="T144">часто</text:span><text:span text:style-name="T143"> сокращают до `ve, а has — до `s (</text:span><text:span text:style-name="T151">has </text:span><text:span text:style-name="T143">лего перепутать с is, посему здесь вспомогательный глагол можно понять только по контексту).</text:span></text:p>
      <text:p text:style-name="P267"/>
      <text:p text:style-name="P191"><text:span text:style-name="T143">Е</text:span><text:span text:style-name="T131">сли используется глагол be или глаголы состояния, которые не стоят в Continuous, </text:span></text:p>
      <text:p text:style-name="P268">то предложение будет в Present Perfect. </text:p>
      <text:p text:style-name="P268"/>
      <text:p text:style-name="P289"><text:span text:style-name="T184">I </text:span><text:span text:style-name="T194">have known </text:span><text:span text:style-name="T184">(</text:span><text:span text:style-name="T193">а </text:span><text:span text:style-name="T184">не have been knowing)</text:span><text:span text:style-name="T183"> Alice for 3 years. - Я </text:span><text:span text:style-name="T194">знаю</text:span><text:span text:style-name="T183"> Алису уже 3 года </text:span></text:p>
      <text:p text:style-name="P268"/>
      <text:p text:style-name="P269">Также Present Perfect Continuous можно упрощать до Present Perfect с пом. глаголов: live, work (<text:span text:style-name="T36">см. «</text:span><text:span text:style-name="T37">Глаголы, которые не используются в </text:span><text:span text:style-name="T38">Continuous»</text:span>) При этом смысл одинаков.</text:p>
      <text:p text:style-name="P269"/>
      <text:p text:style-name="P29"><text:span text:style-name="T201">I</text:span><text:span text:style-name="T183">`ve </text:span><text:span text:style-name="T194">been working</text:span><text:span text:style-name="T183"> here for 2 years → I`ve </text:span><text:span text:style-name="T194">worked</text:span><text:span text:style-name="T183"> here for 2 years.</text:span></text:p>
      <text:p text:style-name="P267"/>
      <text:p text:style-name="P10"><text:span text:style-name="T143">О</text:span><text:span text:style-name="T131">трицания в Present Perfect Continuous</text:span></text:p>
      <text:p text:style-name="P270"/>
      <text:p text:style-name="P190"><text:span text:style-name="T144">Использу</text:span><text:span text:style-name="T145">ю</text:span><text:span text:style-name="T144">тся, чтобы сказать, что что-то не происходит в течении указанного времени.</text:span></text:p>
      <text:p text:style-name="P271">Для этого добавляется частица not после вспомогательного глагола have.</text:p>
      <text:p text:style-name="P271"/>
      <text:p text:style-name="P28"><text:span text:style-name="T183">I </text:span><text:span text:style-name="T184">have not been waiting</text:span><text:span text:style-name="T183"> long. </text:span><text:span text:style-name="T200">—</text:span><text:span text:style-name="T183"> Я </text:span><text:span text:style-name="T184">не жду</text:span><text:span text:style-name="T183"> долго.</text:span></text:p>
      <text:p text:style-name="P260"/>
      <text:p text:style-name="P11"><text:span text:style-name="T131">Вопросы </text:span><text:span text:style-name="T146">в Present Perfect Continuous</text:span><text:span text:style-name="T131"> </text:span></text:p>
      <text:p text:style-name="P260"/>
      <text:p text:style-name="P272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72"/>
      <text:p text:style-name="P288"><text:span text:style-name="T183">Have you been waiting long? </text:span><text:span text:style-name="T200">— </text:span><text:span text:style-name="T183">Вы давно ждете? </text:span></text:p>
      <text:p text:style-name="P288"><text:span text:style-name="T183">How long have you been waiting? </text:span><text:span text:style-name="T200">—</text:span><text:span text:style-name="T183"> Как долго вы ждете?</text:span></text:p>
      <text:p text:style-name="P274"><text:soft-page-break/>Past Simple</text:p>
      <text:p text:style-name="P273"/>
      <text:p text:style-name="P273"/>
      <text:p text:style-name="P272"/>
      <text:p text:style-name="P21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185299048576">
          <table:table-cell table:style-name="Table7.A1" office:value-type="string">
            <text:p text:style-name="P199"/>
          </table:table-cell>
          <table:table-cell table:style-name="Table7.A1" office:value-type="string">
            <text:p text:style-name="P194">Past</text:p>
          </table:table-cell>
          <table:table-cell table:style-name="Table7.A1" office:value-type="string">
            <text:p text:style-name="P194">Present</text:p>
          </table:table-cell>
          <table:table-cell table:style-name="Table7.D1" office:value-type="string">
            <text:p text:style-name="P194">Future</text:p>
          </table:table-cell>
        </table:table-row>
        <table:table-row table:style-name="TableLine94185298652688">
          <table:table-cell table:style-name="Table7.A2" office:value-type="string">
            <text:p text:style-name="P195">Утверждение</text:p>
          </table:table-cell>
          <table:table-cell table:style-name="Table7.A2" office:value-type="string">
            <text:p text:style-name="P199"/>
          </table:table-cell>
          <table:table-cell table:style-name="Table7.A2" office:value-type="string">
            <text:p text:style-name="P209">I/you/we/they start</text:p>
            <text:p text:style-name="P209">He/she/it starts</text:p>
          </table:table-cell>
          <table:table-cell table:style-name="Table7.D2" office:value-type="string">
            <text:p text:style-name="P199"/>
          </table:table-cell>
        </table:table-row>
        <table:table-row table:style-name="TableLine94185298754832">
          <table:table-cell table:style-name="Table7.A2" office:value-type="string">
            <text:p text:style-name="P195">Отрицание</text:p>
          </table:table-cell>
          <table:table-cell table:style-name="Table7.A2" office:value-type="string">
            <text:p text:style-name="P208"/>
          </table:table-cell>
          <table:table-cell table:style-name="Table7.A2" office:value-type="string">
            <text:p text:style-name="P209">I/you/we/they don`t start</text:p>
            <text:p text:style-name="P209">He/she/it doesn`t start</text:p>
          </table:table-cell>
          <table:table-cell table:style-name="Table7.D2" office:value-type="string">
            <text:p text:style-name="P199"/>
          </table:table-cell>
        </table:table-row>
        <table:table-row table:style-name="TableLine94185298793296">
          <table:table-cell table:style-name="Table7.A2" office:value-type="string">
            <text:p text:style-name="P195">Вопрос</text:p>
          </table:table-cell>
          <table:table-cell table:style-name="Table7.A2" office:value-type="string">
            <text:p text:style-name="P199"/>
          </table:table-cell>
          <table:table-cell table:style-name="Table7.A2" office:value-type="string">
            <text:p text:style-name="P209">Do I/you/we/they start?</text:p>
            <text:p text:style-name="P209">Does he/she/it start?</text:p>
          </table:table-cell>
          <table:table-cell table:style-name="Table7.D2" office:value-type="string">
            <text:p text:style-name="P199"/>
          </table:table-cell>
        </table:table-row>
      </table:table>
      <text:p text:style-name="P71"/>
      <text:p text:style-name="P155"><text:span text:style-name="T160">Таблица времен группы Continu</text:span><text:span text:style-name="T161">ou</text:span><text:span text:style-name="T16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185298899184">
          <table:table-cell table:style-name="Table8.A1" office:value-type="string">
            <text:p text:style-name="P208"/>
          </table:table-cell>
          <table:table-cell table:style-name="Table8.A1" office:value-type="string">
            <text:p text:style-name="P194">Past</text:p>
          </table:table-cell>
          <table:table-cell table:style-name="Table8.A1" office:value-type="string">
            <text:p text:style-name="P194">Present</text:p>
          </table:table-cell>
          <table:table-cell table:style-name="Table8.D1" office:value-type="string">
            <text:p text:style-name="P194">Future</text:p>
          </table:table-cell>
        </table:table-row>
        <table:table-row table:style-name="TableLine94185298934144">
          <table:table-cell table:style-name="Table8.A2" office:value-type="string">
            <text:p text:style-name="P195">Утверждение</text:p>
          </table:table-cell>
          <table:table-cell table:style-name="Table8.A2" office:value-type="string">
            <text:p text:style-name="P199"/>
          </table:table-cell>
          <table:table-cell table:style-name="Table8.A2" office:value-type="string">
            <text:p text:style-name="P211">I am starting</text:p>
            <text:p text:style-name="P211">You/we/they are starting</text:p>
            <text:p text:style-name="P211">He/she/it is starting</text:p>
          </table:table-cell>
          <table:table-cell table:style-name="Table8.D2" office:value-type="string">
            <text:p text:style-name="P199"/>
          </table:table-cell>
        </table:table-row>
        <table:table-row table:style-name="TableLine94185298944960">
          <table:table-cell table:style-name="Table8.A2" office:value-type="string">
            <text:p text:style-name="P195">Отрицание</text:p>
          </table:table-cell>
          <table:table-cell table:style-name="Table8.A2" office:value-type="string">
            <text:p text:style-name="P199"/>
          </table:table-cell>
          <table:table-cell table:style-name="Table8.A2" office:value-type="string">
            <text:p text:style-name="P211">I`m not starting</text:p>
            <text:p text:style-name="P211">You/we/they aren`t starting</text:p>
            <text:p text:style-name="P211">He/she/it isn`t starting</text:p>
          </table:table-cell>
          <table:table-cell table:style-name="Table8.D2" office:value-type="string">
            <text:p text:style-name="P199"/>
          </table:table-cell>
        </table:table-row>
        <table:table-row table:style-name="TableLine94185298951696">
          <table:table-cell table:style-name="Table8.A2" office:value-type="string">
            <text:p text:style-name="P195">Вопрос</text:p>
          </table:table-cell>
          <table:table-cell table:style-name="Table8.A2" office:value-type="string">
            <text:p text:style-name="P199"/>
          </table:table-cell>
          <table:table-cell table:style-name="Table8.A2" office:value-type="string">
            <text:p text:style-name="P211">Am I starting?</text:p>
            <text:p text:style-name="P211">Are you/we/they starting?</text:p>
            <text:p text:style-name="P211">Is he/she/it starting?</text:p>
          </table:table-cell>
          <table:table-cell table:style-name="Table8.D2" office:value-type="string">
            <text:p text:style-name="P199"/>
          </table:table-cell>
        </table:table-row>
      </table:table>
      <text:p text:style-name="P71"/>
      <text:p text:style-name="P72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185298964352">
          <table:table-cell table:style-name="Table9.A1" office:value-type="string">
            <text:p text:style-name="P208"/>
          </table:table-cell>
          <table:table-cell table:style-name="Table9.A1" office:value-type="string">
            <text:p text:style-name="P194">Past</text:p>
          </table:table-cell>
          <table:table-cell table:style-name="Table9.A1" office:value-type="string">
            <text:p text:style-name="P194">Present</text:p>
          </table:table-cell>
          <table:table-cell table:style-name="Table9.D1" office:value-type="string">
            <text:p text:style-name="P194">Future</text:p>
          </table:table-cell>
        </table:table-row>
        <table:table-row table:style-name="TableLine94185299064096">
          <table:table-cell table:style-name="Table9.A2" office:value-type="string">
            <text:p text:style-name="P195">Утверждение</text:p>
          </table:table-cell>
          <table:table-cell table:style-name="Table9.A2" office:value-type="string">
            <text:p text:style-name="P199"/>
          </table:table-cell>
          <table:table-cell table:style-name="Table9.A2" office:value-type="string">
            <text:p text:style-name="P211">I/you/we/they have started</text:p>
            <text:p text:style-name="P211">He/she/it has started</text:p>
          </table:table-cell>
          <table:table-cell table:style-name="Table9.D2" office:value-type="string">
            <text:p text:style-name="P199"/>
          </table:table-cell>
        </table:table-row>
        <table:table-row table:style-name="TableLine94185299093776">
          <table:table-cell table:style-name="Table9.A2" office:value-type="string">
            <text:p text:style-name="P195">Отрицание</text:p>
          </table:table-cell>
          <table:table-cell table:style-name="Table9.A2" office:value-type="string">
            <text:p text:style-name="P199"/>
          </table:table-cell>
          <table:table-cell table:style-name="Table9.A2" office:value-type="string">
            <text:p text:style-name="P211">I/y<text:span text:style-name="T224">ou</text:span>/w<text:span text:style-name="T224">e</text:span>/t<text:span text:style-name="T224">hey</text:span> haven`t started</text:p>
            <text:p text:style-name="P211">He/she/it hasn`t started</text:p>
          </table:table-cell>
          <table:table-cell table:style-name="Table9.D2" office:value-type="string">
            <text:p text:style-name="P199"/>
          </table:table-cell>
        </table:table-row>
        <table:table-row table:style-name="TableLine94185299096064">
          <table:table-cell table:style-name="Table9.A2" office:value-type="string">
            <text:p text:style-name="P195">Вопрос</text:p>
          </table:table-cell>
          <table:table-cell table:style-name="Table9.A2" office:value-type="string">
            <text:p text:style-name="P199"/>
          </table:table-cell>
          <table:table-cell table:style-name="Table9.A2" office:value-type="string">
            <text:p text:style-name="P211">Have I/y<text:span text:style-name="T225">ou</text:span>/w<text:span text:style-name="T225">e</text:span>/t<text:span text:style-name="T225">hey</text:span> started?</text:p>
            <text:p text:style-name="P211">Has he/she/it started?</text:p>
          </table:table-cell>
          <table:table-cell table:style-name="Table9.D2" office:value-type="string">
            <text:p text:style-name="P199"/>
          </table:table-cell>
        </table:table-row>
      </table:table>
      <text:p text:style-name="P72"/>
      <text:p text:style-name="P73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85299105872">
          <table:table-cell table:style-name="Table1.A1" office:value-type="string">
            <text:p text:style-name="P210"/>
          </table:table-cell>
          <table:table-cell table:style-name="Table1.A1" office:value-type="string">
            <text:p text:style-name="P196">Past</text:p>
          </table:table-cell>
          <table:table-cell table:style-name="Table1.A1" office:value-type="string">
            <text:p text:style-name="P196">Present</text:p>
          </table:table-cell>
          <table:table-cell table:style-name="Table1.D1" office:value-type="string">
            <text:p text:style-name="P196">Future</text:p>
          </table:table-cell>
        </table:table-row>
        <table:table-row table:style-name="TableLine94185299168352">
          <table:table-cell table:style-name="Table1.A2" office:value-type="string">
            <text:p text:style-name="P196">Утверждение</text:p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12"/>
          </table:table-cell>
          <table:table-cell table:style-name="Table1.D2" office:value-type="string">
            <text:p text:style-name="P202"/>
          </table:table-cell>
        </table:table-row>
        <table:table-row table:style-name="TableLine94185299191600">
          <table:table-cell table:style-name="Table1.A2" office:value-type="string">
            <text:p text:style-name="P196">Отрицание</text:p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12"/>
          </table:table-cell>
          <table:table-cell table:style-name="Table1.D2" office:value-type="string">
            <text:p text:style-name="P202"/>
          </table:table-cell>
        </table:table-row>
        <table:table-row table:style-name="TableLine94185299196416">
          <table:table-cell table:style-name="Table1.A2" office:value-type="string">
            <text:p text:style-name="P196">Вопрос</text:p>
          </table:table-cell>
          <table:table-cell table:style-name="Table1.A2" office:value-type="string">
            <text:p text:style-name="P202"/>
          </table:table-cell>
          <table:table-cell table:style-name="Table1.A2" office:value-type="string">
            <text:p text:style-name="P212"/>
          </table:table-cell>
          <table:table-cell table:style-name="Table1.D2" office:value-type="string">
            <text:p text:style-name="P202"/>
          </table:table-cell>
        </table:table-row>
      </table:table>
      <text:p text:style-name="P219"><text:span text:style-name="T115">Таблица </text:span><text:span text:style-name="T116">форм</text:span><text:span text:style-name="T115"> глагола </text:span><text:span text:style-name="T125">b</text:span><text:span text:style-name="T115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185299224624">
          <table:table-cell table:style-name="Table5.A1" office:value-type="string">
            <text:p text:style-name="P199"/>
          </table:table-cell>
          <table:table-cell table:style-name="Table5.A1" office:value-type="string">
            <text:p text:style-name="P197">Past</text:p>
          </table:table-cell>
          <table:table-cell table:style-name="Table5.A1" office:value-type="string">
            <text:p text:style-name="P197">Present</text:p>
          </table:table-cell>
          <table:table-cell table:style-name="Table5.D1" office:value-type="string">
            <text:p text:style-name="P197">Future</text:p>
          </table:table-cell>
        </table:table-row>
        <table:table-row table:style-name="TableLine94185299267584">
          <table:table-cell table:style-name="Table5.A2" office:value-type="string">
            <text:p text:style-name="P197"><text:s/>I</text:p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213">am</text:p>
          </table:table-cell>
          <table:table-cell table:style-name="Table5.D2" office:value-type="string">
            <text:p text:style-name="P199"/>
          </table:table-cell>
        </table:table-row>
        <table:table-row table:style-name="TableLine94185299307520">
          <table:table-cell table:style-name="Table5.A2" office:value-type="string">
            <text:p text:style-name="P198">he/she</text:p>
          </table:table-cell>
          <table:table-cell table:style-name="Table5.A2" office:value-type="string">
            <text:p text:style-name="P204"/>
          </table:table-cell>
          <table:table-cell table:style-name="Table5.A2" office:value-type="string">
            <text:p text:style-name="P214">is</text:p>
          </table:table-cell>
          <table:table-cell table:style-name="Table5.D2" office:value-type="string">
            <text:p text:style-name="P204"/>
          </table:table-cell>
        </table:table-row>
        <table:table-row table:style-name="TableLine94185299319904">
          <table:table-cell table:style-name="Table5.A2" office:value-type="string">
            <text:p text:style-name="P198">you/we/they</text:p>
          </table:table-cell>
          <table:table-cell table:style-name="Table5.A2" office:value-type="string">
            <text:p text:style-name="P199"/>
          </table:table-cell>
          <table:table-cell table:style-name="Table5.A2" office:value-type="string">
            <text:p text:style-name="P214">are</text:p>
          </table:table-cell>
          <table:table-cell table:style-name="Table5.D2" office:value-type="string">
            <text:p text:style-name="P199"/>
          </table:table-cell>
        </table:table-row>
      </table:table>
      <text:p text:style-name="P95"/>
      <text:p text:style-name="P97"/>
      <text:p text:style-name="P217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row table:style-name="TableLine94185299326768">
          <table:table-cell table:style-name="Table6.A1" office:value-type="string">
            <text:p text:style-name="P193">Перевод</text:p>
          </table:table-cell>
          <table:table-cell table:style-name="Table6.B1" office:value-type="string">
            <text:p text:style-name="P200"><text:span text:style-name="T170">н</text:span><text:span text:style-name="T171">ачальная форма — 2я форма — 3я форма</text:span></text:p>
          </table:table-cell>
        </table:table-row>
        <table:table-row table:style-name="TableLine94185299454128">
          <table:table-cell table:style-name="Table6.A2" office:value-type="string">
            <text:p text:style-name="P205">начинать</text:p>
          </table:table-cell>
          <table:table-cell table:style-name="Table6.B2" office:value-type="string">
            <text:p text:style-name="P205">begin — began — begun</text:p>
          </table:table-cell>
        </table:table-row>
        <table:table-row table:style-name="TableLine94185299454896">
          <table:table-cell table:style-name="Table6.A2" office:value-type="string">
            <text:p text:style-name="P205">ломать</text:p>
          </table:table-cell>
          <table:table-cell table:style-name="Table6.B2" office:value-type="string">
            <text:p text:style-name="P205">break — broke — broken</text:p>
          </table:table-cell>
        </table:table-row>
        <table:table-row table:style-name="TableLine94185299455376">
          <table:table-cell table:style-name="Table6.A2" office:value-type="string">
            <text:p text:style-name="P205">приносить</text:p>
          </table:table-cell>
          <table:table-cell table:style-name="Table6.B2" office:value-type="string">
            <text:p text:style-name="P205">bring — brought — brought</text:p>
          </table:table-cell>
        </table:table-row>
        <table:table-row table:style-name="TableLine94185299455968">
          <table:table-cell table:style-name="Table6.A2" office:value-type="string">
            <text:p text:style-name="P205">покупать</text:p>
          </table:table-cell>
          <table:table-cell table:style-name="Table6.B2" office:value-type="string">
            <text:p text:style-name="P205">buy — bought — bought</text:p>
          </table:table-cell>
        </table:table-row>
        <table:table-row table:style-name="TableLine94185299456608">
          <table:table-cell table:style-name="Table6.A2" office:value-type="string">
            <text:p text:style-name="P205">приходить</text:p>
          </table:table-cell>
          <table:table-cell table:style-name="Table6.B2" office:value-type="string">
            <text:p text:style-name="P205">come — came — come</text:p>
          </table:table-cell>
        </table:table-row>
        <table:table-row table:style-name="TableLine94185299457200">
          <table:table-cell table:style-name="Table6.A2" office:value-type="string">
            <text:p text:style-name="P205">делать</text:p>
          </table:table-cell>
          <table:table-cell table:style-name="Table6.B2" office:value-type="string">
            <text:p text:style-name="P205">do — did — done</text:p>
          </table:table-cell>
        </table:table-row>
        <table:table-row table:style-name="TableLine94185299457840">
          <table:table-cell table:style-name="Table6.A2" office:value-type="string">
            <text:p text:style-name="P205">пить</text:p>
          </table:table-cell>
          <table:table-cell table:style-name="Table6.B2" office:value-type="string">
            <text:p text:style-name="P205">drink — drank — drunk</text:p>
          </table:table-cell>
        </table:table-row>
        <table:table-row table:style-name="TableLine94185299458480">
          <table:table-cell table:style-name="Table6.A2" office:value-type="string">
            <text:p text:style-name="P205">есть</text:p>
          </table:table-cell>
          <table:table-cell table:style-name="Table6.B2" office:value-type="string">
            <text:p text:style-name="P205">eat — ate — eaten</text:p>
          </table:table-cell>
        </table:table-row>
        <table:table-row table:style-name="TableLine94185299459392">
          <table:table-cell table:style-name="Table6.A2" office:value-type="string">
            <text:p text:style-name="P205">падать</text:p>
          </table:table-cell>
          <table:table-cell table:style-name="Table6.B2" office:value-type="string">
            <text:p text:style-name="P205">fall — fell — fallen</text:p>
          </table:table-cell>
        </table:table-row>
        <table:table-row table:style-name="TableLine94185299460032">
          <table:table-cell table:style-name="Table6.A2" office:value-type="string">
            <text:p text:style-name="P205">летать</text:p>
          </table:table-cell>
          <table:table-cell table:style-name="Table6.B2" office:value-type="string">
            <text:p text:style-name="P205">fly — flew — flown</text:p>
          </table:table-cell>
        </table:table-row>
        <table:table-row table:style-name="TableLine94185299460672">
          <table:table-cell table:style-name="Table6.A2" office:value-type="string">
            <text:p text:style-name="P205">забывать</text:p>
          </table:table-cell>
          <table:table-cell table:style-name="Table6.B2" office:value-type="string">
            <text:p text:style-name="P205">forget — forgot — forgotten</text:p>
          </table:table-cell>
        </table:table-row>
        <table:table-row table:style-name="TableLine94185299461312">
          <table:table-cell table:style-name="Table6.A2" office:value-type="string">
            <text:p text:style-name="P205">получать</text:p>
          </table:table-cell>
          <table:table-cell table:style-name="Table6.B2" office:value-type="string">
            <text:p text:style-name="P205">get — got — got</text:p>
          </table:table-cell>
        </table:table-row>
        <table:table-row table:style-name="TableLine94185299461952">
          <table:table-cell table:style-name="Table6.A2" office:value-type="string">
            <text:p text:style-name="P206">давать</text:p>
          </table:table-cell>
          <table:table-cell table:style-name="Table6.B2" office:value-type="string">
            <text:p text:style-name="P206">give <text:span text:style-name="T215">— </text:span>gave <text:span text:style-name="T215">— </text:span>given</text:p>
          </table:table-cell>
        </table:table-row>
        <table:table-row table:style-name="TableLine94185299462592">
          <table:table-cell table:style-name="Table6.A2" office:value-type="string">
            <text:p text:style-name="P206">идти</text:p>
          </table:table-cell>
          <table:table-cell table:style-name="Table6.B2" office:value-type="string">
            <text:p text:style-name="P206">go <text:span text:style-name="T215">— </text:span>went <text:span text:style-name="T215">— </text:span>gone</text:p>
          </table:table-cell>
        </table:table-row>
        <table:table-row table:style-name="TableLine94185299463392">
          <table:table-cell table:style-name="Table6.A2" office:value-type="string">
            <text:p text:style-name="P207">иметь </text:p>
          </table:table-cell>
          <table:table-cell table:style-name="Table6.B2" office:value-type="string">
            <text:p text:style-name="P207">have <text:span text:style-name="T215">— </text:span>had <text:span text:style-name="T215">— </text:span>had</text:p>
          </table:table-cell>
        </table:table-row>
        <table:table-row table:style-name="TableLine94185299464192">
          <table:table-cell table:style-name="Table6.A2" office:value-type="string">
            <text:p text:style-name="P207">слышать</text:p>
          </table:table-cell>
          <table:table-cell table:style-name="Table6.B2" office:value-type="string">
            <text:p text:style-name="P207">hear <text:span text:style-name="T215">— </text:span>heard <text:span text:style-name="T215">— </text:span>heard</text:p>
          </table:table-cell>
        </table:table-row>
        <table:table-row table:style-name="TableLine94185299464992">
          <table:table-cell table:style-name="Table6.A2" office:value-type="string">
            <text:p text:style-name="P207">знать</text:p>
          </table:table-cell>
          <table:table-cell table:style-name="Table6.B2" office:value-type="string">
            <text:p text:style-name="P207">know <text:span text:style-name="T215">— </text:span>knew <text:span text:style-name="T215">— </text:span>known</text:p>
          </table:table-cell>
        </table:table-row>
        <table:table-row table:style-name="TableLine94185299465792">
          <table:table-cell table:style-name="Table6.A2" office:value-type="string">
            <text:p text:style-name="P207">терять</text:p>
          </table:table-cell>
          <table:table-cell table:style-name="Table6.B2" office:value-type="string">
            <text:p text:style-name="P207">lose <text:span text:style-name="T215">— </text:span>lost <text:span text:style-name="T215">— </text:span>lost</text:p>
          </table:table-cell>
        </table:table-row>
        <table:table-row table:style-name="TableLine94185299466592">
          <table:table-cell table:style-name="Table6.A2" office:value-type="string">
            <text:p text:style-name="P207">делать</text:p>
          </table:table-cell>
          <table:table-cell table:style-name="Table6.B2" office:value-type="string">
            <text:p text:style-name="P207">make <text:span text:style-name="T215">— </text:span>made <text:span text:style-name="T215">— </text:span>made</text:p>
          </table:table-cell>
        </table:table-row>
        <table:table-row table:style-name="TableLine94185299467392">
          <table:table-cell table:style-name="Table6.A2" office:value-type="string">
            <text:p text:style-name="P207">платить</text:p>
          </table:table-cell>
          <table:table-cell table:style-name="Table6.B2" office:value-type="string">
            <text:p text:style-name="P207">pay <text:span text:style-name="T215">— </text:span>paid <text:span text:style-name="T215">— </text:span>paid</text:p>
          </table:table-cell>
        </table:table-row>
        <table:table-row table:style-name="TableLine94185299468192">
          <table:table-cell table:style-name="Table6.A2" office:value-type="string">
            <text:p text:style-name="P207">класть</text:p>
          </table:table-cell>
          <table:table-cell table:style-name="Table6.B2" office:value-type="string">
            <text:p text:style-name="P207">put <text:span text:style-name="T215">— </text:span>put <text:span text:style-name="T215">— </text:span>put</text:p>
          </table:table-cell>
        </table:table-row>
        <table:table-row table:style-name="TableLine94185299468992">
          <table:table-cell table:style-name="Table6.A2" office:value-type="string">
            <text:p text:style-name="P207">читать</text:p>
          </table:table-cell>
          <table:table-cell table:style-name="Table6.B2" office:value-type="string">
            <text:p text:style-name="P207">read [рид] <text:span text:style-name="T215">— </text:span>read [рэд] <text:span text:style-name="T215">— </text:span>read [рэд]</text:p>
          </table:table-cell>
        </table:table-row>
        <table:table-row table:style-name="TableLine94185299469792">
          <table:table-cell table:style-name="Table6.A2" office:value-type="string">
            <text:p text:style-name="P207">сказать</text:p>
          </table:table-cell>
          <table:table-cell table:style-name="Table6.B2" office:value-type="string">
            <text:p text:style-name="P201"><text:span text:style-name="T217">say </text:span><text:span text:style-name="T215">— </text:span><text:span text:style-name="T217">said </text:span><text:span text:style-name="T215">— </text:span><text:span text:style-name="T217">said</text:span></text:p>
          </table:table-cell>
        </table:table-row>
        <table:table-row table:style-name="TableLine94185299470592">
          <table:table-cell table:style-name="Table6.A2" office:value-type="string">
            <text:p text:style-name="P207">говорить</text:p>
          </table:table-cell>
          <table:table-cell table:style-name="Table6.B2" office:value-type="string">
            <text:p text:style-name="P207">speak <text:span text:style-name="T215">— </text:span>spoke <text:span text:style-name="T215">— </text:span>spoken</text:p>
          </table:table-cell>
        </table:table-row>
        <table:table-row table:style-name="TableLine94185299471392">
          <table:table-cell table:style-name="Table6.A2" office:value-type="string">
            <text:p text:style-name="P207">видеть</text:p>
          </table:table-cell>
          <table:table-cell table:style-name="Table6.B2" office:value-type="string">
            <text:p text:style-name="P201"><text:span text:style-name="T217">see </text:span><text:span text:style-name="T215">— </text:span><text:span text:style-name="T217">saw </text:span><text:span text:style-name="T215">— </text:span><text:span text:style-name="T217">seen</text:span></text:p>
          </table:table-cell>
        </table:table-row>
        <table:table-row table:style-name="TableLine94185299472192">
          <table:table-cell table:style-name="Table6.A2" office:value-type="string">
            <text:p text:style-name="P207">сидеть</text:p>
          </table:table-cell>
          <table:table-cell table:style-name="Table6.B2" office:value-type="string">
            <text:p text:style-name="P201"><text:span text:style-name="T217">sit </text:span><text:span text:style-name="T215">— </text:span><text:span text:style-name="T217">sat </text:span><text:span text:style-name="T215">— </text:span><text:span text:style-name="T217">sat</text:span></text:p>
          </table:table-cell>
        </table:table-row>
        <table:table-row table:style-name="TableLine94185299472992">
          <table:table-cell table:style-name="Table6.A2" office:value-type="string">
            <text:p text:style-name="P207">брать</text:p>
          </table:table-cell>
          <table:table-cell table:style-name="Table6.B2" office:value-type="string">
            <text:p text:style-name="P201"><text:span text:style-name="T217">take </text:span><text:span text:style-name="T215">— </text:span><text:span text:style-name="T217">took </text:span><text:span text:style-name="T215">— </text:span><text:span text:style-name="T217">taken</text:span></text:p>
          </table:table-cell>
        </table:table-row>
        <table:table-row table:style-name="TableLine94185299473792">
          <table:table-cell table:style-name="Table6.A2" office:value-type="string">
            <text:p text:style-name="P207">рассказывать</text:p>
          </table:table-cell>
          <table:table-cell table:style-name="Table6.B2" office:value-type="string">
            <text:p text:style-name="P201"><text:span text:style-name="T217">tell </text:span><text:span text:style-name="T215">— </text:span><text:span text:style-name="T217">told </text:span><text:span text:style-name="T215">— </text:span><text:span text:style-name="T217">told</text:span></text:p>
          </table:table-cell>
        </table:table-row>
        <table:table-row table:style-name="TableLine94185299474592">
          <table:table-cell table:style-name="Table6.A2" office:value-type="string">
            <text:p text:style-name="P207">думать</text:p>
          </table:table-cell>
          <table:table-cell table:style-name="Table6.B2" office:value-type="string">
            <text:p text:style-name="P201"><text:span text:style-name="T217">think </text:span><text:span text:style-name="T215">— </text:span><text:span text:style-name="T217">thought </text:span><text:span text:style-name="T215">— </text:span><text:span text:style-name="T217">thought</text:span></text:p>
          </table:table-cell>
        </table:table-row>
        <table:table-row table:style-name="TableLine94185299475392">
          <table:table-cell table:style-name="Table6.A2" office:value-type="string">
            <text:p text:style-name="P207">побеждать</text:p>
          </table:table-cell>
          <table:table-cell table:style-name="Table6.B2" office:value-type="string">
            <text:p text:style-name="P201"><text:span text:style-name="T217">win </text:span><text:span text:style-name="T215">— </text:span><text:span text:style-name="T217">won </text:span><text:span text:style-name="T215">— </text:span><text:span text:style-name="T217">won</text:span></text:p>
          </table:table-cell>
        </table:table-row>
        <table:table-row table:style-name="TableLine94185299476192">
          <table:table-cell table:style-name="Table6.A2" office:value-type="string">
            <text:p text:style-name="P207">писать</text:p>
          </table:table-cell>
          <table:table-cell table:style-name="Table6.B2" office:value-type="string">
            <text:p text:style-name="P201"><text:span text:style-name="T217">write </text:span><text:span text:style-name="T215">— </text:span><text:span text:style-name="T217">wrote </text:span><text:span text:style-name="T215">— </text:span><text:span text:style-name="T217">written</text:span></text:p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18T19:02:06.986847463</dc:date>
    <meta:editing-duration>PT9H2M18S</meta:editing-duration>
    <meta:editing-cycles>148</meta:editing-cycles>
    <meta:generator>LibreOffice/6.4.7.2$Linux_X86_64 LibreOffice_project/40$Build-2</meta:generator>
    <meta:document-statistic meta:table-count="7" meta:image-count="0" meta:object-count="0" meta:page-count="13" meta:paragraph-count="428" meta:word-count="2874" meta:character-count="18375" meta:non-whitespace-character-count="15772"/>
  </office:meta>
</office:document-meta>
</file>